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Standard" style:list-style-name="L1"/>
    <style:style style:name="T1" style:family="text">
      <style:text-properties fo:font-variant="normal" fo:text-transform="none" fo:color="#000000" style:font-name="Times New Roman1" fo:font-size="12pt" fo:letter-spacing="normal" fo:font-style="normal" fo:font-weight="bold"/>
    </style:style>
    <style:style style:name="T2"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TGen ASOF Demonstration</text:p>
      <text:p text:style-name="Subtitle">Developed by DMSTEX (<text:a xlink:type="simple" xlink:href="http://dmstex.com/">http://dmstex.com</text:a>)</text:p>
      <text:p text:style-name="P4"/>
      <text:p text:style-name="P4"/>
      <text:p text:style-name="P4"/>
      <text:p text:style-name="P4"><text:span text:style-name="T1">Oracle and Java are registered trademarks of Oracle Corporation and/or its affiliates.</text:span> </text:p>
      <text:p text:style-name="P4"/>
      <text:p text:style-name="P3"/>
      <text:p text:style-name="P3"/>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Introduction:<text:tab/>1</text:p>
          <text:p text:style-name="P5">Exercise #1: Entity Based History and Audit<text:tab/>1</text:p>
          <text:p text:style-name="P5">Exercise #2: EFF vs. LOG Table Types<text:tab/>5</text:p>
          <text:p text:style-name="P5">Exercise #3: Point-in-Time ASOF Views<text:tab/>10</text:p>
          <text:p text:style-name="P5">Exercise #4: Audited POP Functions<text:tab/>11</text:p>
          <text:p text:style-name="P5">Exercise #5: All Instances View<text:tab/>14</text:p>
          <text:p text:style-name="P5">Exercise #6: Transportable ASOF Data<text:tab/>16</text:p>
        </text:index-body>
      </text:table-of-content>
      <text:p text:style-name="Standard"/>
      <text:h text:style-name="Heading_20_1" text:outline-level="1">Introduction:</text:h>
      <text:p text:style-name="Standard">The exercises in this demonstration are focused on the history and audit functionality of DTGen functionality. <text:s/>All functionality in these exercises is available through both command line and graphical user interface (GUI) mode. <text:s/>For simplicity in understanding the under-lying workings of DTGen, these exercises are conducted entirely in command-line mode.</text:p>
      <text:p text:style-name="Standard"/>
      <text:p text:style-name="Standard">The "basic" demonstration should be reviwed before running these exercises. <text:s/>Serveral concepts introduced in those exercises are not explained here. <text:s/>Exercise #1 in this demonstration is similar to Exercise #1 in the basic demonstration.</text:p>
      <text:p text:style-name="Standard"/>
      <text:p text:style-name="Standard">The exercises in this directory are numbered and must be executed in sequential order. <text:s/>The demonstration users must be created with the "create_demo_users.sql" script in the parent directory before the first exercise is run. <text:s/>The demonstration users must be dropped with the "drop_demo_users.sql" script before the "create_demo_users.sql" script can be re-run. <text:s/>These exercises also assume that the default username/password (dtgen/dtgen) is still in use for the generator. <text:s/>Names and passwords are set in the "vars.sql" script and can be modified, if necessary. <text:s/>Also, the DTGen database objects must be installed in the database and the DTGen must be ready to generate code.</text:p>
      <text:p text:style-name="Standard"/>
      <text:h text:style-name="Heading_20_1" text:outline-level="1">Exercise #1: Entity Based History and Audit</text:h>
      <text:h text:style-name="Heading_20_3" text:outline-level="3">Command Line:</text:h>
      <text:p text:style-name="Literal">sqlplus /nolog @e1</text:p>
      <text:p text:style-name="Standard"/>
      <text:p text:style-name="P2"><text:soft-page-break/>Exercise #1 modifies the database. <text:s/>The "drop_demo_users.sql" and "create_demo_users.sql" scripts must be used to reset the database before re-running this exercise.</text:p>
      <text:p text:style-name="P2"/>
      <text:p text:style-name="Standard">Based on the demobld.sql script, this exercise implements the EMP and DEPT tables using DTGen. <text:s/>The script for this exercise performs the following functions:</text:p>
      <text:p text:style-name="Standard"/>
      <text:list xml:id="list41214111" text:style-name="L1">
        <text:list-item>
          <text:p text:style-name="P6">Removes any old DEMO2 Items from DTGEN</text:p>
        </text:list-item>
        <text:list-item>
          <text:p text:style-name="P6">Creates new DEMO2 Items in DTGEN</text:p>
        </text:list-item>
        <text:list-item>
          <text:p text:style-name="P6">Generates the DEMO2 Application in DTGEN</text:p>
        </text:list-item>
        <text:list-item>
          <text:p text:style-name="P6">Creates the "install_db.sql" script</text:p>
        </text:list-item>
        <text:list-item>
          <text:p text:style-name="P6">Runs the "install_db.sql" script</text:p>
        </text:list-item>
        <text:list-item>
          <text:p text:style-name="P6">Loads and Reports Data</text:p>
        </text:list-item>
      </text:list>
      <text:p text:style-name="Standard"/>
      <text:p text:style-name="Standard">Steps 1-3 are captured in the "e1.LST" file. <text:s/>Following is a example of e1.LST.</text:p>
      <text:p text:style-name="Standard"/>
      <text:p text:style-name="Literal">Login to dtgen</text:p>
      <text:p text:style-name="Literal">Connected.</text:p>
      <text:p text:style-name="Literal">Remove old DEMO2 Schema from DTGEN</text:p>
      <text:p text:style-name="Literal">create a DEMO2 Schema in DTGEN</text:p>
      <text:p text:style-name="Literal">Generate Demo2 Application</text:p>
      <text:p text:style-name="Literal">Capture install_db.sql Script</text:p>
      <text:p text:style-name="Literal"/>
      <text:p text:style-name="Standard">Step 4 is captured in the "install_db.sql" file. <text:s/>This file is about 79 kbytes and has over 3,000 lines. <text:s/>Due to its size, it is not listed here. <text:s/>It contains all the code generated by DTGen for this application.</text:p>
      <text:p text:style-name="Standard"/>
      <text:p text:style-name="Standard">Steps 5 and 6 are captured in the "install.LST" file. <text:s/>Step 5 is the execution of the install_db.sql script.</text:p>
      <text:p text:style-name="Standard"/>
      <text:p text:style-name="Literal">Login to dtgen_db_demo</text:p>
      <text:p text:style-name="Literal">Connected.</text:p>
      <text:p text:style-name="Literal"/>
      <text:p text:style-name="Literal">FILE_NAME</text:p>
      <text:p text:style-name="Literal">-----------------</text:p>
      <text:p text:style-name="Literal"><text:s/>-) create_glob</text:p>
      <text:p text:style-name="Literal"/>
      <text:p text:style-name="Literal">FILE_NAME</text:p>
      <text:p text:style-name="Literal">----------------</text:p>
      <text:p text:style-name="Literal"><text:s/>-) create_ods</text:p>
      <text:p text:style-name="Literal"/>
      <text:p text:style-name="Literal">TABLE_NAME</text:p>
      <text:p text:style-name="Literal">--------------</text:p>
      <text:p text:style-name="Literal">*** <text:s/>dept <text:s/>***</text:p>
      <text:p text:style-name="Literal"/>
      <text:p text:style-name="Literal">TABLE_NAME</text:p>
      <text:p text:style-name="Literal">-------------</text:p>
      <text:p text:style-name="Literal">*** <text:s/>emp <text:s/>***</text:p>
      <text:p text:style-name="Literal"/>
      <text:p text:style-name="Literal">FILE_NAME</text:p>
      <text:p text:style-name="Literal">------------------</text:p>
      <text:p text:style-name="Literal"><text:s/>-) create_integ</text:p>
      <text:p text:style-name="Literal"/>
      <text:p text:style-name="Literal">TABLE_NAME</text:p>
      <text:p text:style-name="Literal">--------------</text:p>
      <text:p text:style-name="Literal">*** <text:s/>dept <text:s/>***</text:p>
      <text:p text:style-name="Literal"/>
      <text:p text:style-name="Literal">TABLE_NAME</text:p>
      <text:p text:style-name="Literal">-------------</text:p>
      <text:p text:style-name="Literal">*** <text:s/>emp <text:s/>***</text:p>
      <text:p text:style-name="Literal"/>
      <text:p text:style-name="Literal">FILE_NAME</text:p>
      <text:p text:style-name="Literal">-----------------</text:p>
      <text:p text:style-name="Literal"><text:s/>-) create_oltp</text:p>
      <text:p text:style-name="Literal"/>
      <text:p text:style-name="Literal">TABLE_NAME</text:p>
      <text:p text:style-name="Literal">--------------</text:p>
      <text:p text:style-name="Literal">*** <text:s/>dept <text:s/>***</text:p>
      <text:p text:style-name="Literal"><text:soft-page-break/></text:p>
      <text:p text:style-name="Literal">TABLE_NAME</text:p>
      <text:p text:style-name="Literal">-------------</text:p>
      <text:p text:style-name="Literal">*** <text:s/>emp <text:s/>***</text:p>
      <text:p text:style-name="Literal"/>
      <text:p text:style-name="Literal">FILE_NAME</text:p>
      <text:p text:style-name="Literal">-----------------</text:p>
      <text:p text:style-name="Literal"><text:s/>-) create_mods</text:p>
      <text:p text:style-name="Standard"/>
      <text:p text:style-name="Standard">The above listing represents a successful installation of the application generated by DTGen. <text:s/>This application is small in that it only has 2 tables, 1 tier (the database tier), and no user schema.</text:p>
      <text:p text:style-name="Standard"/>
      <text:p text:style-name="Standard">The DEPT table is silently loaded with data. <text:s/>A query of column comments on the DEPT table from the data dictionary help identify what each column's data represents. <text:s/>Following the column comments is a report of all the data in the DEPT table (active view) for the selected columns.</text:p>
      <text:p text:style-name="Standard"/>
      <text:p text:style-name="Literal">COLUMN_NAME <text:s text:c="8"/>COMMENTS</text:p>
      <text:p text:style-name="Literal">------------------- ------------------------------------------------------------</text:p>
      <text:p text:style-name="Literal">ID <text:s text:c="17"/>Surrogate Primary Key for this table</text:p>
      <text:p text:style-name="Literal">DEPTNO <text:s text:c="13"/>Department Number</text:p>
      <text:p text:style-name="Literal">DNAME <text:s text:c="14"/>Name of the Department</text:p>
      <text:p text:style-name="Literal">LOC <text:s text:c="16"/>Location for the Department</text:p>
      <text:p text:style-name="Literal">AUD_BEG_USR <text:s text:c="8"/>User that created this record</text:p>
      <text:p text:style-name="Literal">AUD_BEG_DTM <text:s text:c="8"/>Date/Time this record was created (must be in nanoseconds)</text:p>
      <text:p text:style-name="Literal"/>
      <text:p text:style-name="Literal"/>
      <text:p text:style-name="Literal"><text:s/>ID DEPTNO DNAME <text:s text:c="5"/>LOC <text:s text:c="5"/>AUD_BEG_USR AUD_BEG_DTM</text:p>
      <text:p text:style-name="Literal">--- ------ ---------- -------- ----------- ------------</text:p>
      <text:p text:style-name="Literal"><text:s text:c="2"/>1 <text:s text:c="4"/>10 ACCOUNTING NEW YORK Dataload <text:s text:c="3"/>01-NOV-80 12</text:p>
      <text:p text:style-name="Literal"><text:s text:c="2"/>2 <text:s text:c="4"/>20 RESEARCH <text:s text:c="2"/>DALLAS <text:s text:c="2"/>Dataload <text:s text:c="3"/>01-NOV-80 12</text:p>
      <text:p text:style-name="Literal"><text:s text:c="2"/>3 <text:s text:c="4"/>30 SALES <text:s text:c="5"/>CHICAGO <text:s/>THOMPSON <text:s text:c="3"/>17-AUG-82 12</text:p>
      <text:p text:style-name="Literal"><text:s text:c="2"/>4 <text:s text:c="4"/>40 OPERATIONS BOSTON <text:s text:c="2"/>JAMES <text:s text:c="6"/>12-FEB-82 12</text:p>
      <text:p text:style-name="Standard"/>
      <text:p text:style-name="Standard">The EMP table is also silently loaded with data. <text:s/>The same queries of column comments and data on the EMP table (active view) are shown.</text:p>
      <text:p text:style-name="Standard"/>
      <text:p text:style-name="Literal">COLUMN_NAME <text:s text:c="8"/>COMMENTS</text:p>
      <text:p text:style-name="Literal">------------------- ------------------------------------------------------------</text:p>
      <text:p text:style-name="Literal">ID <text:s text:c="17"/>Surrogate Primary Key for this table</text:p>
      <text:p text:style-name="Literal">EMPNO <text:s text:c="14"/>Employee Number</text:p>
      <text:p text:style-name="Literal">ENAME <text:s text:c="14"/>Employee Name</text:p>
      <text:p text:style-name="Literal">JOB <text:s text:c="16"/>Job Title</text:p>
      <text:p text:style-name="Literal">MGR_EMP_NK1 <text:s text:c="8"/>EMP Natural Key Value 1: Employee Number</text:p>
      <text:p text:style-name="Literal">HIREDATE <text:s text:c="11"/>Date the Employee was hired</text:p>
      <text:p text:style-name="Literal">SAL <text:s text:c="16"/>Employee's Salary</text:p>
      <text:p text:style-name="Literal">DEPT_NK1 <text:s text:c="11"/>DEPT Natural Key Value 1: Department Number</text:p>
      <text:p text:style-name="Literal">AUD_BEG_USR <text:s text:c="8"/>User that created this record</text:p>
      <text:p text:style-name="Literal">AUD_BEG_DTM <text:s text:c="8"/>Date/Time this record was created (must be in nanoseconds)</text:p>
      <text:p text:style-name="Literal"/>
      <text:p text:style-name="Literal"/>
      <text:p text:style-name="Literal"><text:s/>ID EMPNO ENAME <text:s/>JOB <text:s text:c="7"/>MGR_ HIREDATE <text:s text:c="3"/>SAL <text:s/>DEPT_ AUD_BEG_USR AUD_BEG_DTM</text:p>
      <text:p text:style-name="Literal">--- ----- ------ --------- ----- --------- ----- ------ ----------- ------------</text:p>
      <text:p text:style-name="Literal"><text:s text:c="2"/>3 <text:s/>7369 SMITH <text:s/>CLERK <text:s text:c="5"/>7902 17-DEC-80 <text:s text:c="2"/>800 <text:s text:c="4"/>20 SMITH <text:s text:c="6"/>26-FEB-83 12</text:p>
      <text:p text:style-name="Literal"><text:s text:c="2"/>4 <text:s/>7499 ALLEN <text:s/>SALESMAN <text:s text:c="2"/>7698 20-FEB-81 <text:s/>1600 <text:s text:c="4"/>30 THOMPSON <text:s text:c="3"/>12-MAY-81 12</text:p>
      <text:p text:style-name="Literal"><text:s text:c="2"/>5 <text:s/>7521 WARD <text:s text:c="2"/>SALESMAN <text:s text:c="2"/>7698 22-FEB-81 <text:s/>1250 <text:s text:c="4"/>30 THOMPSON <text:s text:c="3"/>14-MAY-81 12</text:p>
      <text:p text:style-name="Literal"><text:s text:c="2"/>6 <text:s/>7566 JONES <text:s/>MANAGER <text:s text:c="3"/>7839 02-APR-81 <text:s/>2975 <text:s text:c="4"/>20 SMITH <text:s text:c="6"/>29-NOV-81 12</text:p>
      <text:p text:style-name="Literal"><text:s/>14 <text:s/>7654 MARTIN SALESMAN <text:s text:c="2"/>7698 28-SEP-81 <text:s/>1250 <text:s text:c="4"/>30 SMITH <text:s text:c="6"/>26-SEP-81 12</text:p>
      <text:p text:style-name="Literal"><text:s text:c="2"/>8 <text:s/>7698 BLAKE <text:s/>MANAGER <text:s text:c="3"/>7839 01-MAY-81 <text:s/>2850 <text:s text:c="4"/>30 SMITH <text:s text:c="6"/>30-NOV-81 12</text:p>
      <text:p text:style-name="Literal"><text:s text:c="2"/>9 <text:s/>7782 CLARK <text:s/>MANAGER <text:s text:c="3"/>7839 09-JUN-81 <text:s/>2450 <text:s text:c="4"/>10 SMITH <text:s text:c="6"/>26-NOV-81 12</text:p>
      <text:p text:style-name="Literal"><text:s/>20 <text:s/>7788 SCOTT <text:s/>ANALYST <text:s text:c="3"/>7566 09-DEC-82 <text:s/>3000 <text:s text:c="4"/>20 JAMES <text:s text:c="6"/>11-DEC-82 12</text:p>
      <text:p text:style-name="Literal"><text:s/>15 <text:s/>7839 KING <text:s text:c="2"/>PRESIDENT <text:s text:c="6"/>17-NOV-81 <text:s/>5000 <text:s text:c="4"/>10 SMITH <text:s text:c="6"/>18-NOV-81 12</text:p>
      <text:p text:style-name="Literal"><text:s/>13 <text:s/>7844 TURNER SALESMAN <text:s text:c="2"/>7698 08-SEP-81 <text:s/>1500 <text:s text:c="4"/>30 SMITH <text:s text:c="6"/>06-SEP-81 12</text:p>
      <text:p text:style-name="Literal"><text:s/>21 <text:s/>7876 ADAMS <text:s/>CLERK <text:s text:c="5"/>7788 12-JAN-83 <text:s/>1100 <text:s text:c="4"/>20 SMITH <text:s text:c="6"/>12-JAN-83 12</text:p>
      <text:p text:style-name="Literal"><text:s/>17 <text:s/>7900 JAMES <text:s/>CLERK <text:s text:c="5"/>7698 03-DEC-81 <text:s text:c="2"/>950 <text:s text:c="4"/>30 SMITH <text:s text:c="6"/>05-DEC-81 12</text:p>
      <text:p text:style-name="Literal"><text:s/>18 <text:s/>7902 FORD <text:s text:c="2"/>ANALYST <text:s text:c="3"/>7566 03-DEC-81 <text:s/>3000 <text:s text:c="4"/>20 SMITH <text:s text:c="6"/>01-DEC-81 12</text:p>
      <text:p text:style-name="Literal"><text:s/>19 <text:s/>7934 MILLER CLERK <text:s text:c="5"/>7782 23-JAN-82 <text:s/>1300 <text:s text:c="4"/>10 JAMES <text:s text:c="6"/>21-JAN-82 12</text:p>
      <text:p text:style-name="Standard"/>
      <text:p text:style-name="Standard">In addition to the DEPT and EMP tables, this exercise also loaded a DEPT audit table called DEPT_AUD and an EMP history table called EMP_HIST.</text:p>
      <text:p text:style-name="Standard"><text:soft-page-break/></text:p>
      <text:p text:style-name="Literal">COLUMN_NAME <text:s text:c="8"/>COMMENTS</text:p>
      <text:p text:style-name="Literal">------------------- ------------------------------------------------------------</text:p>
      <text:p text:style-name="Literal">DEPT_ID <text:s text:c="12"/>Surrogate Primary Key from the ACTIVE table</text:p>
      <text:p text:style-name="Literal">AUD_BEG_USR <text:s text:c="8"/>User that created this record</text:p>
      <text:p text:style-name="Literal">AUD_END_USR <text:s text:c="8"/>User that modified/deleted this record</text:p>
      <text:p text:style-name="Literal">AUD_BEG_DTM <text:s text:c="8"/>Date/Time this record was created (must be in nanoseconds)</text:p>
      <text:p text:style-name="Literal">AUD_END_DTM <text:s text:c="8"/>Date/Time this record was modified/deleted (must be in</text:p>
      <text:p text:style-name="Literal"><text:s text:c="20"/>nanoseconds)</text:p>
      <text:p text:style-name="Literal">DEPTNO <text:s text:c="13"/>Department Number</text:p>
      <text:p text:style-name="Literal">DNAME <text:s text:c="14"/>Name of the Department</text:p>
      <text:p text:style-name="Literal">LOC <text:s text:c="16"/>Location for the Department</text:p>
      <text:p text:style-name="Literal"/>
      <text:p text:style-name="Literal"/>
      <text:p text:style-name="Literal">DEPT_ID DEPTNO DNAME <text:s text:c="5"/>LOC <text:s text:c="5"/>AUD_BEG_ AUD_BEG_D AUD_END_ AUD_END_D</text:p>
      <text:p text:style-name="Literal">------- ------ ---------- -------- -------- --------- -------- ---------</text:p>
      <text:p text:style-name="Literal"><text:s text:c="6"/>3 <text:s text:c="4"/>20 SALES <text:s text:c="5"/>ST LOUIS Dataload 01-NOV-80 THOMPSON 17-AUG-82</text:p>
      <text:p text:style-name="Literal"><text:s text:c="6"/>4 <text:s text:c="4"/>40 OPERATIONS BUFFALO <text:s/>Dataload 01-NOV-80 JAMES <text:s text:c="3"/>12-FEB-82</text:p>
      <text:p text:style-name="Standard"/>
      <text:p text:style-name="Standard">In the DEPT_AUD listing above, the column comments for the columns starting with "AUD_" indicate the user and date/time of modifications are being tracked, even after a record has been updated or deleted. <text:s/>The data records show that the SALES deparment was originally in St. Louis and the OERATIONS department was originally in Buffalo.</text:p>
      <text:p text:style-name="Standard"/>
      <text:p text:style-name="Literal">COLUMN_NAME <text:s text:c="8"/>COMMENTS</text:p>
      <text:p text:style-name="Literal">------------------- ------------------------------------------------------------</text:p>
      <text:p text:style-name="Literal">EMP_ID <text:s text:c="13"/>Surrogate Primary Key from the ACTIVE table</text:p>
      <text:p text:style-name="Literal">AUD_BEG_USR <text:s text:c="8"/>User that created this record</text:p>
      <text:p text:style-name="Literal">AUD_END_USR <text:s text:c="8"/>User that modified/deleted this record</text:p>
      <text:p text:style-name="Literal">AUD_BEG_DTM <text:s text:c="8"/>Date/Time this record was created (must be in nanoseconds)</text:p>
      <text:p text:style-name="Literal">AUD_END_DTM <text:s text:c="8"/>Date/Time this record was modified/deleted (must be in</text:p>
      <text:p text:style-name="Literal"><text:s text:c="20"/>nanoseconds)</text:p>
      <text:p text:style-name="Literal">EMPNO <text:s text:c="14"/>Employee Number</text:p>
      <text:p text:style-name="Literal">ENAME <text:s text:c="14"/>Employee Name</text:p>
      <text:p text:style-name="Literal">JOB <text:s text:c="16"/>Job Title</text:p>
      <text:p text:style-name="Literal">MGR_EMP_ID <text:s text:c="9"/>Surrogate Key of Employee's Manager</text:p>
      <text:p text:style-name="Literal"/>
      <text:p text:style-name="Literal"/>
      <text:p text:style-name="Literal">EMPNO EMP_ID ENAME <text:s text:c="3"/>JOB <text:s text:c="7"/>MGR_ AUD_BEG_ AUD_BEG_D AUD_END_ AUD_END_D</text:p>
      <text:p text:style-name="Literal">----- ------ -------- --------- ----- -------- --------- -------- ---------</text:p>
      <text:p text:style-name="Literal"><text:s/>7301 <text:s text:c="5"/>1 ELLISON <text:s/>PRESIDENT <text:s text:c="6"/>DAVIS <text:s text:c="3"/>04-NOV-80 THOMPSON 28-JUN-81</text:p>
      <text:p text:style-name="Literal"><text:s/>7344 <text:s text:c="5"/>2 DAVIS <text:s text:c="3"/>CLERK <text:s text:c="8"/>1 DAVIS <text:s text:c="3"/>14-NOV-80 THOMPSON 25-JUN-81</text:p>
      <text:p text:style-name="Literal"><text:s/>7344 <text:s text:c="5"/>2 DAVIS <text:s text:c="3"/>CLERK <text:s text:c="7"/>11 THOMPSON 25-JUN-81 THOMPSON 20-AUG-81</text:p>
      <text:p text:style-name="Literal"><text:s/>7344 <text:s text:c="5"/>2 DAVIS <text:s text:c="3"/>CLERK <text:s text:c="7"/>12 THOMPSON 20-AUG-81 SMITH <text:s text:c="3"/>29-NOV-81</text:p>
      <text:p text:style-name="Literal"><text:s/>7344 <text:s text:c="5"/>2 DAVIS <text:s text:c="3"/>CLERK <text:s text:c="7"/>15 SMITH <text:s text:c="3"/>29-NOV-81 SMITH <text:s text:c="3"/>06-DEC-81</text:p>
      <text:p text:style-name="Literal"><text:s/>7369 <text:s text:c="5"/>3 THOMPSON CLERK <text:s text:c="8"/>1 DAVIS <text:s text:c="3"/>15-DEC-80 THOMPSON 25-JUN-81</text:p>
      <text:p text:style-name="Literal"><text:s/>7369 <text:s text:c="5"/>3 THOMPSON CLERK <text:s text:c="7"/>11 THOMPSON 25-JUN-81 SMITH <text:s text:c="3"/>21-AUG-81</text:p>
      <text:p text:style-name="Literal"><text:s/>7369 <text:s text:c="5"/>3 SMITH <text:s text:c="3"/>CLERK <text:s text:c="7"/>12 SMITH <text:s text:c="3"/>21-AUG-81 SMITH <text:s text:c="3"/>01-DEC-81</text:p>
      <text:p text:style-name="Literal"><text:s/>7369 <text:s text:c="5"/>3 SMITH <text:s text:c="3"/>CLERK <text:s text:c="7"/>15 SMITH <text:s text:c="3"/>01-DEC-81 SMITH <text:s text:c="3"/>26-FEB-83</text:p>
      <text:p text:style-name="Literal"><text:s/>7499 <text:s text:c="5"/>4 ALLEN <text:s text:c="3"/>SALESMAN <text:s text:c="5"/>1 THOMPSON 17-FEB-81 THOMPSON 12-MAY-81</text:p>
      <text:p text:style-name="Literal"><text:s/>7521 <text:s text:c="5"/>5 WARD <text:s text:c="4"/>SALESMAN <text:s text:c="5"/>1 THOMPSON 24-FEB-81 THOMPSON 14-MAY-81</text:p>
      <text:p text:style-name="Literal"><text:s/>7566 <text:s text:c="5"/>6 JONES <text:s text:c="3"/>MANAGER <text:s text:c="6"/>1 THOMPSON 03-APR-81 THOMPSON 24-JUN-81</text:p>
      <text:p text:style-name="Literal"><text:s/>7566 <text:s text:c="5"/>6 JONES <text:s text:c="3"/>MANAGER <text:s text:c="5"/>11 THOMPSON 24-JUN-81 SMITH <text:s text:c="3"/>22-AUG-81</text:p>
      <text:p text:style-name="Literal"><text:s/>7566 <text:s text:c="5"/>6 JONES <text:s text:c="3"/>MANAGER <text:s text:c="5"/>12 SMITH <text:s text:c="3"/>22-AUG-81 SMITH <text:s text:c="3"/>29-NOV-81</text:p>
      <text:p text:style-name="Literal"><text:s/>7654 <text:s text:c="5"/>7 MARTIN <text:s text:c="2"/>SALESMAN <text:s text:c="5"/>1 THOMPSON 16-APR-81 THOMPSON 13-MAY-81</text:p>
      <text:p text:style-name="Literal"><text:s/>7698 <text:s text:c="5"/>8 BLAKE <text:s text:c="3"/>MANAGER <text:s text:c="6"/>1 THOMPSON 02-MAY-81 THOMPSON 24-JUN-81</text:p>
      <text:p text:style-name="Literal"><text:s/>7698 <text:s text:c="5"/>8 BLAKE <text:s text:c="3"/>MANAGER <text:s text:c="5"/>11 THOMPSON 24-JUN-81 THOMPSON 19-AUG-81</text:p>
      <text:p text:style-name="Literal"><text:s/>7698 <text:s text:c="5"/>8 BLAKE <text:s text:c="3"/>MANAGER <text:s text:c="5"/>12 THOMPSON 19-AUG-81 SMITH <text:s text:c="3"/>30-NOV-81</text:p>
      <text:p text:style-name="Literal"><text:s/>7782 <text:s text:c="5"/>9 CLARK <text:s text:c="3"/>MANAGER <text:s text:c="6"/>1 THOMPSON 07-JUN-81 THOMPSON 23-JUN-81</text:p>
      <text:p text:style-name="Literal"><text:s/>7782 <text:s text:c="5"/>9 CLARK <text:s text:c="3"/>MANAGER <text:s text:c="5"/>11 THOMPSON 23-JUN-81 SMITH <text:s text:c="3"/>23-AUG-81</text:p>
      <text:p text:style-name="Literal"><text:s/>7782 <text:s text:c="5"/>9 CLARK <text:s text:c="3"/>MANAGER <text:s text:c="5"/>12 SMITH <text:s text:c="3"/>23-AUG-81 SMITH <text:s text:c="3"/>26-NOV-81</text:p>
      <text:p text:style-name="Literal"><text:s/>7788 <text:s text:c="4"/>10 SCOTT <text:s text:c="3"/>ANALYST <text:s text:c="6"/>6 THOMPSON 10-JUN-81 JAMES <text:s text:c="3"/>09-MAR-82</text:p>
      <text:p text:style-name="Literal"><text:s/>7839 <text:s text:c="4"/>11 KING <text:s text:c="4"/>PRESIDENT <text:s text:c="6"/>THOMPSON 18-JUN-81 SMITH <text:s text:c="3"/>30-AUG-81</text:p>
      <text:p text:style-name="Literal"><text:s/>7840 <text:s text:c="4"/>12 LANE <text:s text:c="4"/>PRESIDENT <text:s text:c="6"/>THOMPSON 12-AUG-81 SMITH <text:s text:c="3"/>29-NOV-81</text:p>
      <text:p text:style-name="Literal"><text:s/>7876 <text:s text:c="4"/>16 ADAMS <text:s text:c="3"/>CLERK <text:s text:c="8"/>6 SMITH <text:s text:c="3"/>20-NOV-81 JAMES <text:s text:c="3"/>13-JUN-82</text:p>
      <text:p text:style-name="Standard"/>
      <text:p text:style-name="Standard">In the EMP_HIST listing above, the column comments and data for selected columns are queried. <text:s/>The column comments for the columns show that both "_AUD" and "_HIST" tables include the audit columns that start with "AUD_". <text:s/>Each record from EMP_HIST represents a record that was in EMP_ACT from AUD_BEG_DTM to AUD_END_DTM. <text:s/>Notice that EMPNO 7369 changes <text:soft-page-break/>names from THOMPSON to SMITH. <text:s/>This name change was entered into EMP_ACT on August 2<text:span text:style-name="T2">1st,</text:span> 1981. (i.e. Both AUD_BEG_DTM of the record with the new ENAME and the AUD_END_DTM of the previous record have the same date.)</text:p>
      <text:p text:style-name="Standard"/>
      <text:h text:style-name="Heading_20_1" text:outline-level="1">Exercise #2: EFF vs. LOG Table Types</text:h>
      <text:h text:style-name="Heading_20_3" text:outline-level="3">Command Line:</text:h>
      <text:p text:style-name="Literal">sqlplus /nolog @e2</text:p>
      <text:p text:style-name="Standard"/>
      <text:p text:style-name="P2">Exercise #2 does not modify the database. (The DEPT_SEQ and EMP_SEQ sequences are incremented by one). <text:s/>This exercise can be repeated without problem.</text:p>
      <text:p text:style-name="P2"/>
      <text:p text:style-name="Standard">Exercise #1 included a brief introduction to the DEPT_AUD and EMP_HIST tables. <text:s/>Below are the DTGen settings that generated those tables.</text:p>
      <text:p text:style-name="Standard"/>
      <text:p text:style-name="Literal">Login to dtgen</text:p>
      <text:p text:style-name="Literal">Connected.</text:p>
      <text:p text:style-name="Literal"/>
      <text:p text:style-name="Literal">VALUE DESCRIPTION</text:p>
      <text:p text:style-name="Literal">----- --------------------------------------------------------------------------</text:p>
      <text:p text:style-name="Literal">EFF <text:s text:c="2"/>A historical table type with effective/audit begin/end timestamps and</text:p>
      <text:p text:style-name="Literal"><text:s text:c="6"/>begin/end user recording</text:p>
      <text:p text:style-name="Literal">LOG <text:s text:c="2"/>An audit table type with audit only begin/end timestamps and begin/end</text:p>
      <text:p text:style-name="Literal"><text:s text:c="6"/>user recording</text:p>
      <text:p text:style-name="Literal">NON <text:s text:c="2"/>A none or nothing table type without begin/end timestamps or begin/end</text:p>
      <text:p text:style-name="Literal"><text:s text:c="6"/>user recording</text:p>
      <text:p text:style-name="Literal"/>
      <text:p text:style-name="Literal"/>
      <text:p text:style-name="Literal"><text:s text:c="7"/>SEQ NAME <text:s text:c="11"/>TYP</text:p>
      <text:p text:style-name="Literal">---------- --------------- ---</text:p>
      <text:p text:style-name="Literal"><text:s text:c="8"/>10 dept <text:s text:c="11"/>LOG</text:p>
      <text:p text:style-name="Literal"><text:s text:c="8"/>20 emp <text:s text:c="12"/>EFF</text:p>
      <text:p text:style-name="Standard"/>
      <text:p text:style-name="Standard"><text:s/>For any table configured in DTGen, one of these 3 table types must be selected. <text:s/>In the "basics" demonstration, "NON" was set as the table type for both tables. <text:s/>This demonstration shows the use of LOG and EFF table types. <text:s/>An example of when to use LOG versus EFF is also represented with these tables. <text:s/>The DEPT table holds department information, which is slow moving (doesn't change often or rapidly) and is generally known well in advance of any changes to the applicaiton data (i.e. Adding a new department). <text:s/>Constrast the employee information, which can be fast moving and needs to be recorded as occuring at a specific time (effectivity) in addition to simple audit recording.</text:p>
      <text:p text:style-name="Standard"/>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no rows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no rows selected</text:p>
      <text:p text:style-name="Standard"/>
      <text:p text:style-name="Standard">There are no records for a department with a DEPTNO of "50".</text:p>
      <text:p text:style-name="Standard"/>
      <text:p text:style-name="Literal">SQL&gt; </text:p>
      <text:p text:style-name="Literal">SQL&gt; execute util.set_usr('USER1');</text:p>
      <text:p text:style-name="Literal"><text:soft-page-break/></text:p>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4</text:p>
      <text:p text:style-name="Literal"/>
      <text:p text:style-name="Literal">1 row selected.</text:p>
      <text:p text:style-name="Literal"/>
      <text:p text:style-name="Literal">SQL&gt; insert into dept_act (deptno, dname, loc)</text:p>
      <text:p text:style-name="Literal"><text:s text:c="2"/>2 <text:s text:c="3"/>values (50, 'NEW_DEPT', 'LZ');</text:p>
      <text:p text:style-name="Literal"/>
      <text:p text:style-name="Literal">1 row crea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text:s/>ID DEPT LOC AUD_BEG_USR AUD_BEG_DTM</text:p>
      <text:p text:style-name="Literal">--- ---- --- ----------- ------------------</text:p>
      <text:p text:style-name="Literal"><text:s text:c="2"/>5 <text:s text:c="2"/>50 LZ <text:s/>USER1 <text:s text:c="6"/>17-APR-12 04.35.54</text:p>
      <text:p text:style-name="Literal"/>
      <text:p text:style-name="Literal">1 row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no rows selected</text:p>
      <text:p text:style-name="Standard"/>
      <text:p text:style-name="Standard">After setting the util.set_usr, the time is reported and a DEPT record is created. <text:s/>The last 2 queries above show that a DEPT_ACT record was created by the util.set_usr value at the current time, and here are no DEPT_AUD records.</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2');</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5</text:p>
      <text:p text:style-name="Literal"/>
      <text:p text:style-name="Literal">1 row selected.</text:p>
      <text:p text:style-name="Literal"/>
      <text:p text:style-name="Literal">SQL&gt; update dept_act</text:p>
      <text:p text:style-name="Literal"><text:s text:c="2"/>2 <text:s text:c="3"/>set <text:s/>loc = 'LA'</text:p>
      <text:p text:style-name="Literal"><text:s text:c="2"/>3 <text:s text:c="2"/>where deptno = 50;</text:p>
      <text:p text:style-name="Literal"/>
      <text:p text:style-name="Literal">1 row upda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text:s/>ID DEPT LOC AUD_BEG_USR AUD_BEG_DTM</text:p>
      <text:p text:style-name="Literal">--- ---- --- ----------- ------------------</text:p>
      <text:p text:style-name="Literal"><text:s text:c="2"/>5 <text:s text:c="2"/>50 LA <text:s/>USER2 <text:s text:c="6"/>17-APR-12 04.35.55</text:p>
      <text:p text:style-name="Literal"/>
      <text:p text:style-name="Literal">1 row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text:soft-page-break/></text:p>
      <text:p text:style-name="Literal"><text:s/>ID DEPT LOC AUD_BEG_USR AUD_BEG_DTM <text:s text:c="7"/>AUD_END_USR AUD_END_DTM</text:p>
      <text:p text:style-name="Literal">--- ---- --- ----------- ------------------ ----------- ------------------</text:p>
      <text:p text:style-name="Literal"><text:s text:c="2"/>5 <text:s text:c="2"/>50 LZ <text:s/>USER1 <text:s text:c="6"/>17-APR-12 04.35.54 USER2 <text:s text:c="6"/>17-APR-12 04.35.55</text:p>
      <text:p text:style-name="Literal"/>
      <text:p text:style-name="Literal">1 row selected.</text:p>
      <text:p text:style-name="Standard"/>
      <text:p text:style-name="Standard">In the sequence above, the DBMS_LOCK.SLEEP function is used to elapse one second before running the update with a different util.set_usr. <text:s/>The last 2 queries above show one record in each DEPT_ACT and DEPT_AUD. <text:s/>The DEPT_AUD record is the previous DEPT_ACT record. <text:s/>Also, the DEPT_AUD record has a matching AUD_END_DTM to the AUD_BEG_DTM of the new DEPT_ACT record. <text:s/>Notice that USER2 is recorded as the AUD_END_USR in DEPT_AUD and the AUD_BEG_USR in DEPT_ACT.</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3');</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6</text:p>
      <text:p text:style-name="Literal"/>
      <text:p text:style-name="Literal">1 row selected.</text:p>
      <text:p text:style-name="Literal"/>
      <text:p text:style-name="Literal">SQL&gt; delete from dept_act where deptno = 50;</text:p>
      <text:p text:style-name="Literal"/>
      <text:p text:style-name="Literal">1 row dele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no rows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text:s/>ID DEPT LOC AUD_BEG_USR AUD_BEG_DTM <text:s text:c="7"/>AUD_END_USR AUD_END_DTM</text:p>
      <text:p text:style-name="Literal">--- ---- --- ----------- ------------------ ----------- ------------------</text:p>
      <text:p text:style-name="Literal"><text:s text:c="2"/>5 <text:s text:c="2"/>50 LZ <text:s/>USER1 <text:s text:c="6"/>17-APR-12 04.35.54 USER2 <text:s text:c="6"/>17-APR-12 04.35.55</text:p>
      <text:p text:style-name="Literal"><text:s text:c="2"/>5 <text:s text:c="2"/>50 LA <text:s/>USER2 <text:s text:c="6"/>17-APR-12 04.35.55 USER3 <text:s text:c="6"/>17-APR-12 04.35.56</text:p>
      <text:p text:style-name="Literal"/>
      <text:p text:style-name="Literal">2 rows selected.</text:p>
      <text:p text:style-name="Standard"/>
      <text:p text:style-name="Standard">In the sequence above, a delete is run on DEPT_ACT, resulting in no DEPT_ACT records and 2 DEPT_AUD records. <text:s/>This functionality works the same for the DEPT_DML API calls.</text:p>
      <text:p text:style-name="Standard"/>
      <text:p text:style-name="Standard">Below, the same set of processes will be repeated for an employee record.</text:p>
      <text:p text:style-name="Standard"/>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no rows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oft-page-break/><text:s text:c="2"/>5 <text:s text:c="3"/>aud_end_usr, to_char(aud_end_dtm,'DD HH24:MI:SS') aud_end_dtm</text:p>
      <text:p text:style-name="Literal"><text:s text:c="2"/>6 <text:s text:c="3"/>from emp_hist where empno = 9999;</text:p>
      <text:p text:style-name="Literal"/>
      <text:p text:style-name="Literal">no rows selected</text:p>
      <text:p text:style-name="Literal"/>
      <text:p text:style-name="Literal">SQL&gt; </text:p>
      <text:p text:style-name="Literal">SQL&gt; execute util.set_usr('USER1');</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7</text:p>
      <text:p text:style-name="Literal"/>
      <text:p text:style-name="Literal">1 row selected.</text:p>
      <text:p text:style-name="Literal"/>
      <text:p text:style-name="Literal">SQL&gt; insert into emp_act (empno, ename, job, hiredate, sal, dept_nk1,</text:p>
      <text:p text:style-name="Literal"><text:s text:c="2"/>2 <text:s/><text:tab/> <text:s/>eff_beg_dtm)</text:p>
      <text:p text:style-name="Literal"><text:s text:c="2"/>3 <text:s text:c="3"/>values (9999, 'NEW_EMP', 'CLERK', sysdate, 100, 40,</text:p>
      <text:p text:style-name="Literal"><text:s text:c="2"/>4 <text:s/><text:tab/> <text:s/>to_timestamp('1983-6-1 11', 'YYYY-MM-DD HH24'));</text:p>
      <text:p text:style-name="Literal"/>
      <text:p text:style-name="Literal">1 row crea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text:s/>ID EMPNO ENAME <text:s text:c="4"/>EFF_BEG_DTM AUD_B AUD_BEG_DTM</text:p>
      <text:p text:style-name="Literal">--- ----- --------- ----------- ----- -----------</text:p>
      <text:p text:style-name="Literal"><text:s/>22 <text:s/>9999 NEW_EMP <text:s text:c="2"/>01 11:00:00 USER1 17 20:25:17</text:p>
      <text:p text:style-name="Literal"/>
      <text:p text:style-name="Literal">1 row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no rows selected</text:p>
      <text:p text:style-name="Standard"/>
      <text:p text:style-name="Standard">Notice that the EMP_ACT active view has the EFF_BEG_DTM column that DEPT_ACT does not. <text:s/>This is a key difference between EFF and LOG. <text:s/>This additional effectivity column allows a date/time in the past to be entered and referenced as the effective time an event occured. <text:s/>Otherwise, the LOG table only records when an event was entered, as the AUD_BEG_DTM is acquired from the system clock and cannot be entered.</text:p>
      <text:p text:style-name="Standard"/>
      <text:p text:style-name="Standard">The first 2 queries show there are no EMP_ACT records with an EMPNO of 9999. <text:s/>After the user is set and the time is queried, a record is inserted into the EMP_ACT active view with an effectivity date/time of June 1<text:span text:style-name="T2">st</text:span>, 1983 at 11am. <text:s/>The record is returned from the EMP_ACT query and no records are returned from EMP_HIST.</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2');</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8</text:p>
      <text:p text:style-name="Literal"/>
      <text:p text:style-name="Literal"><text:soft-page-break/>1 row selected.</text:p>
      <text:p text:style-name="Literal"/>
      <text:p text:style-name="Literal">SQL&gt; update emp_act</text:p>
      <text:p text:style-name="Literal"><text:s text:c="2"/>2 <text:s text:c="3"/>set <text:s/>ename = 'UPD_EMP',</text:p>
      <text:p text:style-name="Literal"><text:s text:c="2"/>3 <text:s/><text:tab/> <text:s text:c="3"/>eff_beg_dtm = to_timestamp('1983-6-2 12', 'YYYY-MM-DD HH24')</text:p>
      <text:p text:style-name="Literal"><text:s text:c="2"/>4 <text:s text:c="2"/>where empno = 9999;</text:p>
      <text:p text:style-name="Literal"/>
      <text:p text:style-name="Literal">1 row upda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text:s/>ID EMPNO ENAME <text:s text:c="4"/>EFF_BEG_DTM AUD_B AUD_BEG_DTM</text:p>
      <text:p text:style-name="Literal">--- ----- --------- ----------- ----- -----------</text:p>
      <text:p text:style-name="Literal"><text:s/>22 <text:s/>9999 UPD_EMP <text:s text:c="2"/>02 12:00:00 USER2 17 20:25:18</text:p>
      <text:p text:style-name="Literal"/>
      <text:p text:style-name="Literal">1 row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text:s/>ID EMPNO ENAME <text:s text:c="4"/>EFF_BEG_DTM AUD_B AUD_BEG_DTM EFF_END_DTM AUD_E AUD_END_DTM</text:p>
      <text:p text:style-name="Literal">--- ----- --------- ----------- ----- ----------- ----------- ----- -----------</text:p>
      <text:p text:style-name="Literal"><text:s/>22 <text:s/>9999 NEW_EMP <text:s text:c="2"/>01 11:00:00 USER1 17 20:25:17 02 12:00:00 USER2 17 20:25:18</text:p>
      <text:p text:style-name="Literal"/>
      <text:p text:style-name="Literal">1 row selected.</text:p>
      <text:p text:style-name="Standard"/>
      <text:p text:style-name="Standard">Again, the user is set and the time is queried. An update is issued against the active view with an effectivity date/time of June 2<text:span text:style-name="T2">nd</text:span>, 1983 at 12pm. <text:s/>Each of the last 2 queries return 1 record showing the effectivity that was entered. <text:s/>AUD_BEG_DTM and AUD_END_DTM will always have the current date/time as these values are not allowed to be entered.</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9</text:p>
      <text:p text:style-name="Literal"/>
      <text:p text:style-name="Literal">1 row selected.</text:p>
      <text:p text:style-name="Literal"/>
      <text:p text:style-name="Literal">SQL&gt; declare</text:p>
      <text:p text:style-name="Literal"><text:s text:c="2"/>2 <text:s/><text:tab/>eff_end_dtm <text:s/>timestamp with local time zone;</text:p>
      <text:p text:style-name="Literal"><text:s text:c="2"/>3 <text:s/><text:tab/>emp_id<text:tab/> <text:s text:c="4"/>number;</text:p>
      <text:p text:style-name="Literal"><text:s text:c="2"/>4 <text:s/>begin</text:p>
      <text:p text:style-name="Literal"><text:s text:c="2"/>5 <text:s/><text:tab/>util.set_usr('USER3');</text:p>
      <text:p text:style-name="Literal"><text:s text:c="2"/>6 <text:s/><text:tab/>select id into emp_id</text:p>
      <text:p text:style-name="Literal"><text:s text:c="2"/>7 <text:s/><text:tab/> <text:s/>from emp_act where empno = 9999;</text:p>
      <text:p text:style-name="Literal"><text:s text:c="2"/>8 <text:s/><text:tab/>eff_end_dtm := to_timestamp('1983-6-3 13', 'YYYY-MM-DD HH24');</text:p>
      <text:p text:style-name="Literal"><text:s text:c="2"/>9 <text:s/><text:tab/>emp_dml.del(emp_id, eff_end_dtm);</text:p>
      <text:p text:style-name="Literal"><text:s/>10 <text:s/>end;</text:p>
      <text:p text:style-name="Literal"><text:s/>11 <text:s/>/</text:p>
      <text:p text:style-name="Literal"/>
      <text:p text:style-name="Literal">PL/SQL procedure successfully comple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no rows selected</text:p>
      <text:p text:style-name="Literal"/>
      <text:p text:style-name="Literal">SQL&gt; select emp_id id, empno, ename,</text:p>
      <text:p text:style-name="Literal"><text:s text:c="2"/>2 <text:s text:c="3"/>to_char(eff_beg_dtm,'DD HH24:MI:SS') eff_beg_dtm,</text:p>
      <text:p text:style-name="Literal"><text:soft-page-break/><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text:s/>ID EMPNO ENAME <text:s text:c="4"/>EFF_BEG_DTM AUD_B AUD_BEG_DTM EFF_END_DTM AUD_E AUD_END_DTM</text:p>
      <text:p text:style-name="Literal">--- ----- --------- ----------- ----- ----------- ----------- ----- -----------</text:p>
      <text:p text:style-name="Literal"><text:s/>22 <text:s/>9999 NEW_EMP <text:s text:c="2"/>01 11:00:00 USER1 17 20:25:17 02 12:00:00 USER2 17 20:25:18</text:p>
      <text:p text:style-name="Literal"><text:s/>22 <text:s/>9999 UPD_EMP <text:s text:c="2"/>02 12:00:00 USER2 17 20:25:18 03 13:00:00 USER3 17 20:25:19</text:p>
      <text:p text:style-name="Literal"/>
      <text:p text:style-name="Literal">2 rows selected.</text:p>
      <text:p text:style-name="Literal"/>
      <text:p text:style-name="Literal">SQL&gt; </text:p>
      <text:p text:style-name="Literal">SQL&gt; rollback;</text:p>
      <text:p text:style-name="Literal"/>
      <text:p text:style-name="Literal">Rollback complete.</text:p>
      <text:p text:style-name="Standard"/>
      <text:p text:style-name="Standard">Notice the EMP_DML.DEL procedure was used to delete the record using an effectivity date/time of June 3<text:span text:style-name="T2">rd</text:span>, 1983 at 1pm. <text:s/>The DML package API is the only way to enter an EFF_END_DTM during a delete. <text:s/>There is no corresponding functionality available using the EMP_ACT active view. <text:s/>Otherwise, the EMP_DML.INS and EMP_DML_UPD procedures work the same as insert and delete SQL on the EMP_ACT active view.</text:p>
      <text:p text:style-name="Standard"/>
      <text:h text:style-name="Heading_20_1" text:outline-level="1">Exercise #3: Point-in-Time ASOF Views</text:h>
      <text:h text:style-name="Heading_20_3" text:outline-level="3">Command Line:</text:h>
      <text:p text:style-name="Literal">sqlplus /nolog @e3</text:p>
      <text:p text:style-name="Standard"/>
      <text:p text:style-name="P2">Exercise #3 does not modify the database. <text:s/>This exercise can be repeated without problem.</text:p>
      <text:p text:style-name="P2"/>
      <text:p text:style-name="Standard">In this exercise, we take a trip back in time using the DTGen version of flashback query. <text:s/>The ASOF view on each table returns data that was current during the "util.set_asof_dtm" date/time specified. <text:s/>Referential integrity is not specifically enforced in the AUD and HIST data. <text:s/>However, since referential integrity was enforced at any given time, the data for any point in time should have integrity. <text:s/>(NOTE: Referential integrity is not guaranteed until Issue #2 is resolved. <text:s/>See "<text:a xlink:type="simple" xlink:href="http://code.google.com/p/dtgen/issues/detail?id=2">http://code.google.com/p/dtgen/issues/detail?id=2</text:a> ")</text:p>
      <text:p text:style-name="Standard"/>
      <text:p text:style-name="Standard">The following query joins the EMP_ASOF and DEPT_ASOF views at a point in time of <text:s/>January 1<text:span text:style-name="T2">st</text:span>, 1983 (midnight).</text:p>
      <text:p text:style-name="Standard"/>
      <text:p text:style-name="Literal">SQL&gt; </text:p>
      <text:p text:style-name="Literal">SQL&gt; execute util.set_asof_dtm(to_timestamp('1983-01-01', 'YYYY-MM-DD'))</text:p>
      <text:p text:style-name="Literal"/>
      <text:p text:style-name="Literal">PL/SQL procedure successfully completed.</text:p>
      <text:p text:style-name="Literal"/>
      <text:p text:style-name="Literal">SQL&gt; </text:p>
      <text:p text:style-name="Literal">SQL&gt; select empno, ename, job, mgr_emp_nk1, hiredate, sal, deptno, dname, loc</text:p>
      <text:p text:style-name="Literal"><text:s text:c="2"/>2 <text:s text:c="2"/>from <text:s/>emp_asof e, dept_asof d where e.dept_id = d.id</text:p>
      <text:p text:style-name="Literal"><text:s text:c="2"/>3 <text:s text:c="2"/>order by empno;</text:p>
      <text:p text:style-name="Literal"/>
      <text:p text:style-name="Literal">EMPNO ENAME <text:s text:c="3"/>JOB <text:s text:c="6"/>MGR_EMP_NK1 HIREDATE <text:s text:c="3"/>SAL DEPTNO DNAME <text:s text:c="5"/>LOC</text:p>
      <text:p text:style-name="Literal">----- -------- --------- ----------- --------- ----- ------ ---------- --------</text:p>
      <text:p text:style-name="Literal"><text:s/>7369 SMITH <text:s text:c="3"/>CLERK <text:s text:c="11"/>7839 17-DEC-80 <text:s text:c="2"/>800 <text:s text:c="4"/>10 ACCOUNTING NEW YORK</text:p>
      <text:p text:style-name="Literal"><text:s/>7499 ALLEN <text:s text:c="3"/>SALESMAN <text:s text:c="8"/>7698 20-FEB-81 <text:s/>1600 <text:s text:c="4"/>30 SALES <text:s text:c="5"/>CHICAGO</text:p>
      <text:p text:style-name="Literal"><text:s/>7521 WARD <text:s text:c="4"/>SALESMAN <text:s text:c="8"/>7698 22-FEB-81 <text:s/>1250 <text:s text:c="4"/>30 SALES <text:s text:c="5"/>CHICAGO</text:p>
      <text:p text:style-name="Literal"><text:s/>7566 JONES <text:s text:c="3"/>MANAGER <text:s text:c="9"/>7839 02-APR-81 <text:s/>2975 <text:s text:c="4"/>20 RESEARCH <text:s text:c="2"/>DALLAS</text:p>
      <text:p text:style-name="Literal"><text:s/>7654 MARTIN <text:s text:c="2"/>SALESMAN <text:s text:c="8"/>7698 28-SEP-81 <text:s/>1250 <text:s text:c="4"/>30 SALES <text:s text:c="5"/>CHICAGO</text:p>
      <text:p text:style-name="Literal"><text:s/>7698 BLAKE <text:s text:c="3"/>MANAGER <text:s text:c="9"/>7839 01-MAY-81 <text:s/>2850 <text:s text:c="4"/>30 SALES <text:s text:c="5"/>CHICAGO</text:p>
      <text:p text:style-name="Literal"><text:s/>7782 CLARK <text:s text:c="3"/>MANAGER <text:s text:c="9"/>7839 09-JUN-81 <text:s/>2450 <text:s text:c="4"/>10 ACCOUNTING NEW YORK</text:p>
      <text:p text:style-name="Literal"><text:s/>7788 SCOTT <text:s text:c="3"/>ANALYST <text:s text:c="9"/>7566 09-DEC-82 <text:s/>3000 <text:s text:c="4"/>20 RESEARCH <text:s text:c="2"/>DALLAS</text:p>
      <text:p text:style-name="Literal"><text:s/>7839 KING <text:s text:c="4"/>PRESIDENT <text:s text:c="12"/>17-NOV-81 <text:s/>5000 <text:s text:c="4"/>10 ACCOUNTING NEW YORK</text:p>
      <text:p text:style-name="Literal"><text:s/>7844 TURNER <text:s text:c="2"/>SALESMAN <text:s text:c="8"/>7698 08-SEP-81 <text:s/>1500 <text:s text:c="4"/>30 SALES <text:s text:c="5"/>CHICAGO</text:p>
      <text:p text:style-name="Literal"><text:soft-page-break/><text:s/>7900 JAMES <text:s text:c="3"/>CLERK <text:s text:c="11"/>7698 03-DEC-81 <text:s text:c="2"/>950 <text:s text:c="4"/>30 SALES <text:s text:c="5"/>CHICAGO</text:p>
      <text:p text:style-name="Literal"><text:s/>7902 FORD <text:s text:c="4"/>ANALYST <text:s text:c="9"/>7566 03-DEC-81 <text:s/>3000 <text:s text:c="4"/>20 RESEARCH <text:s text:c="2"/>DALLAS</text:p>
      <text:p text:style-name="Literal"><text:s/>7934 MILLER <text:s text:c="2"/>CLERK <text:s text:c="11"/>7782 23-JAN-82 <text:s/>1300 <text:s text:c="4"/>10 ACCOUNTING NEW YORK</text:p>
      <text:p text:style-name="Literal"/>
      <text:p text:style-name="Literal">13 rows selected.</text:p>
      <text:p text:style-name="Standard"/>
      <text:p text:style-name="Standard">Data from the original dmobld.sql script showed that ADAMS the CLERK was hired on January 12<text:span text:style-name="T2">th</text:span>, 1983. <text:s/>Since the query above is for data some 11 days earlier, ADAMS is missing from the list. <text:s/>The following is the same query with "asof_dtm" set one year earler.</text:p>
      <text:p text:style-name="Standard"/>
      <text:p text:style-name="Literal">SQL&gt; </text:p>
      <text:p text:style-name="Literal">SQL&gt; execute util.set_asof_dtm(to_timestamp('1982-01-01', 'YYYY-MM-DD'))</text:p>
      <text:p text:style-name="Literal"/>
      <text:p text:style-name="Literal">PL/SQL procedure successfully completed.</text:p>
      <text:p text:style-name="Literal"/>
      <text:p text:style-name="Literal">SQL&gt; </text:p>
      <text:p text:style-name="Literal">SQL&gt; select empno, ename, job, mgr_emp_nk1, hiredate, sal, deptno, dname, loc</text:p>
      <text:p text:style-name="Literal"><text:s text:c="2"/>2 <text:s text:c="2"/>from <text:s/>emp_asof e, dept_asof d where e.dept_id = d.id</text:p>
      <text:p text:style-name="Literal"><text:s text:c="2"/>3 <text:s text:c="2"/>order by empno;</text:p>
      <text:p text:style-name="Literal"/>
      <text:p text:style-name="Literal">EMPNO ENAME <text:s text:c="3"/>JOB <text:s text:c="6"/>MGR_EMP_NK1 HIREDATE <text:s text:c="3"/>SAL DEPTNO DNAME <text:s text:c="5"/>LOC</text:p>
      <text:p text:style-name="Literal">----- -------- --------- ----------- --------- ----- ------ ---------- --------</text:p>
      <text:p text:style-name="Literal"><text:s/>7369 SMITH <text:s text:c="3"/>CLERK <text:s text:c="11"/>7839 17-DEC-80 <text:s text:c="2"/>800 <text:s text:c="4"/>10 ACCOUNTING NEW YORK</text:p>
      <text:p text:style-name="Literal"><text:s/>7499 ALLEN <text:s text:c="3"/>SALESMAN <text:s text:c="8"/>7698 20-FEB-81 <text:s/>1600 <text:s text:c="4"/>20 SALES <text:s text:c="5"/>ST LOUIS</text:p>
      <text:p text:style-name="Literal"><text:s/>7521 WARD <text:s text:c="4"/>SALESMAN <text:s text:c="8"/>7698 22-FEB-81 <text:s/>1250 <text:s text:c="4"/>20 SALES <text:s text:c="5"/>ST LOUIS</text:p>
      <text:p text:style-name="Literal"><text:s/>7566 JONES <text:s text:c="3"/>MANAGER <text:s text:c="9"/>7839 02-APR-81 <text:s/>2975 <text:s text:c="4"/>20 RESEARCH <text:s text:c="2"/>DALLAS</text:p>
      <text:p text:style-name="Literal"><text:s/>7654 MARTIN <text:s text:c="2"/>SALESMAN <text:s text:c="8"/>7698 28-SEP-81 <text:s/>1250 <text:s text:c="4"/>20 SALES <text:s text:c="5"/>ST LOUIS</text:p>
      <text:p text:style-name="Literal"><text:s/>7698 BLAKE <text:s text:c="3"/>MANAGER <text:s text:c="9"/>7839 01-MAY-81 <text:s/>2850 <text:s text:c="4"/>20 SALES <text:s text:c="5"/>ST LOUIS</text:p>
      <text:p text:style-name="Literal"><text:s/>7782 CLARK <text:s text:c="3"/>MANAGER <text:s text:c="9"/>7839 09-JUN-81 <text:s/>2450 <text:s text:c="4"/>10 ACCOUNTING NEW YORK</text:p>
      <text:p text:style-name="Literal"><text:s/>7788 SCOTT <text:s text:c="3"/>ANALYST <text:s text:c="9"/>7566 12-JUN-81 <text:s/>3000 <text:s text:c="4"/>20 RESEARCH <text:s text:c="2"/>DALLAS</text:p>
      <text:p text:style-name="Literal"><text:s/>7839 KING <text:s text:c="4"/>PRESIDENT <text:s text:c="12"/>17-NOV-81 <text:s/>5000 <text:s text:c="4"/>10 ACCOUNTING NEW YORK</text:p>
      <text:p text:style-name="Literal"><text:s/>7844 TURNER <text:s text:c="2"/>SALESMAN <text:s text:c="8"/>7698 08-SEP-81 <text:s/>1500 <text:s text:c="4"/>20 SALES <text:s text:c="5"/>ST LOUIS</text:p>
      <text:p text:style-name="Literal"><text:s/>7876 ADAMS <text:s text:c="3"/>CLERK <text:s text:c="11"/>7566 22-NOV-81 <text:s/>1100 <text:s text:c="4"/>20 RESEARCH <text:s text:c="2"/>DALLAS</text:p>
      <text:p text:style-name="Literal"><text:s/>7900 JAMES <text:s text:c="3"/>CLERK <text:s text:c="11"/>7698 03-DEC-81 <text:s text:c="2"/>950 <text:s text:c="4"/>20 SALES <text:s text:c="5"/>ST LOUIS</text:p>
      <text:p text:style-name="Literal"><text:s/>7902 FORD <text:s text:c="4"/>ANALYST <text:s text:c="9"/>7566 03-DEC-81 <text:s/>3000 <text:s text:c="4"/>20 RESEARCH <text:s text:c="2"/>DALLAS</text:p>
      <text:p text:style-name="Literal"/>
      <text:p text:style-name="Literal">13 rows selected.</text:p>
      <text:p text:style-name="Standard"/>
      <text:p text:style-name="Standard">Notice is that the SALES department is in St. Louis. <text:s/>Sometime during 1982, the SALES department must have been moved to Chicago. <text:s/>With a HIREDATE of January 23<text:span text:style-name="T2">rd</text:span>, 1982, MILLER is not on the list. <text:s/>However, ADAMS the CLERK is back on the list. <text:s/>Given the sequential assignment of EMPNO 7876, ADAMS was hired, left, and re-hired with the same EMPNO (but a new EMP record). <text:s/>More interesting data can be seen on September 1<text:span text:style-name="T2">st</text:span>, 1981 and June 1<text:span text:style-name="T2">st</text:span>, 1981.</text:p>
      <text:p text:style-name="Standard"/>
      <text:h text:style-name="Heading_20_1" text:outline-level="1">Exercise #4: Audited POP Functions</text:h>
      <text:h text:style-name="Heading_20_3" text:outline-level="3">Command Line:</text:h>
      <text:p text:style-name="Literal">sqlplus /nolog @e4</text:p>
      <text:p text:style-name="Standard"/>
      <text:p text:style-name="P2">Exercise #4 modifies the database. <text:s/>The "drop_demo_users.sql", "create_demo_users.sql", and "e1.sql" scripts must be used to reset the database before re-running this exercise.</text:p>
      <text:p text:style-name="P2"/>
      <text:p text:style-name="Standard">Each table defined in DTGen as a "LOG" or "EFF" table type has a "POP" or undo package generated for it. <text:s/>The POP function can undo all DML on a record. <text:s/>Below, department 40 will be staffed with new hires and transfers.</text:p>
      <text:p text:style-name="Standard"/>
      <text:p text:style-name="Literal">SQL&gt; </text:p>
      <text:p text:style-name="Literal">SQL&gt; select id did, deptno, dname, loc from dept_act;</text:p>
      <text:p text:style-name="Literal"/>
      <text:p text:style-name="Literal">DID <text:s text:c="4"/>DEPTNO DNAME <text:s text:c="9"/>LOC</text:p>
      <text:p text:style-name="Literal">--- ---------- -------------- -------------</text:p>
      <text:p text:style-name="Literal"><text:s text:c="2"/>1 <text:s text:c="8"/>10 ACCOUNTING <text:s text:c="4"/>NEW YORK</text:p>
      <text:p text:style-name="Literal"><text:soft-page-break/><text:s text:c="2"/>2 <text:s text:c="8"/>20 RESEARCH <text:s text:c="6"/>DALLAS</text:p>
      <text:p text:style-name="Literal"><text:s text:c="2"/>3 <text:s text:c="8"/>30 SALES <text:s text:c="9"/>CHICAGO</text:p>
      <text:p text:style-name="Literal"><text:s text:c="2"/>4 <text:s text:c="8"/>40 OPERATIONS <text:s text:c="4"/>BOSTON</text:p>
      <text:p text:style-name="Literal"/>
      <text:p text:style-name="Literal">4 rows selected.</text:p>
      <text:p text:style-name="Literal"/>
      <text:p text:style-name="Literal">SQL&gt; </text:p>
      <text:p text:style-name="Literal">SQL&gt; select empno, ename, job, dept_id did, dept_nk1 dept, aud_beg_usr, aud_beg_dtm</text:p>
      <text:p text:style-name="Literal"><text:s text:c="2"/>2 <text:s text:c="2"/>from emp_act where dept_nk1 = 40;</text:p>
      <text:p text:style-name="Literal"/>
      <text:p text:style-name="Literal">no rows selected</text:p>
      <text:p text:style-name="Literal"/>
      <text:p text:style-name="Literal">SQL&gt; </text:p>
      <text:p text:style-name="Literal">SQL&gt; execute util.set_usr('SMITH');</text:p>
      <text:p text:style-name="Literal"/>
      <text:p text:style-name="Literal">PL/SQL procedure successfully completed.</text:p>
      <text:p text:style-name="Literal"/>
      <text:p text:style-name="Literal">SQL&gt; </text:p>
      <text:p text:style-name="Literal">SQL&gt; -- Add a new manager MCMURRY to the Operations Department</text:p>
      <text:p text:style-name="Literal">SQL&gt; insert into emp_act (empno, ename, job, mgr_emp_nk1, hiredate, sal, dept_id)</text:p>
      <text:p text:style-name="Literal"><text:s text:c="2"/>2 <text:s text:c="2"/>values (8156, 'MCMURRY', 'MANAGER', 7839, sysdate, 2975, 4);</text:p>
      <text:p text:style-name="Literal"/>
      <text:p text:style-name="Literal">1 row created.</text:p>
      <text:p text:style-name="Literal"/>
      <text:p text:style-name="Literal">SQL&gt; </text:p>
      <text:p text:style-name="Literal">SQL&gt; -- Add a new analyst WALKER to the Operations Department</text:p>
      <text:p text:style-name="Literal">SQL&gt; insert into emp_act (empno, ename, job, mgr_emp_nk1, hiredate, sal, dept_nk1)</text:p>
      <text:p text:style-name="Literal"><text:s text:c="2"/>2 <text:s text:c="2"/>values (8157, 'WALKER', 'ANALYST', 8156, sysdate, 3000, 40);</text:p>
      <text:p text:style-name="Literal"/>
      <text:p text:style-name="Literal">1 row created.</text:p>
      <text:p text:style-name="Literal"/>
      <text:p text:style-name="Literal">SQL&gt; </text:p>
      <text:p text:style-name="Literal">SQL&gt; -- Transfer an analyst SCOTT to the Operations Department</text:p>
      <text:p text:style-name="Literal">SQL&gt; update emp_act</text:p>
      <text:p text:style-name="Literal"><text:s text:c="2"/>2 <text:s text:c="3"/>set <text:s/>dept_id<text:tab/>= 4</text:p>
      <text:p text:style-name="Literal"><text:s text:c="2"/>3 <text:s/><text:tab/> <text:s text:c="2"/>,mgr_emp_nk1 = 8156</text:p>
      <text:p text:style-name="Literal"><text:s text:c="2"/>4 <text:s text:c="2"/>where empno = 7788;</text:p>
      <text:p text:style-name="Literal"/>
      <text:p text:style-name="Literal">1 row updated.</text:p>
      <text:p text:style-name="Literal"/>
      <text:p text:style-name="Literal">SQL&gt; </text:p>
      <text:p text:style-name="Literal">SQL&gt; -- Transfer a clerk JAMES to the Operations Department</text:p>
      <text:p text:style-name="Literal">SQL&gt; update emp_act</text:p>
      <text:p text:style-name="Literal"><text:s text:c="2"/>2 <text:s text:c="3"/>set <text:s/>dept_nk1<text:tab/>= 40</text:p>
      <text:p text:style-name="Literal"><text:s text:c="2"/>3 <text:s/><text:tab/> <text:s text:c="2"/>,mgr_emp_nk1 = 8156</text:p>
      <text:p text:style-name="Literal"><text:s text:c="2"/>4 <text:s text:c="2"/>where empno = 7902;</text:p>
      <text:p text:style-name="Literal"/>
      <text:p text:style-name="Literal">1 row updated.</text:p>
      <text:p text:style-name="Literal"/>
      <text:p text:style-name="Literal">SQL&gt; </text:p>
      <text:p text:style-name="Literal">SQL&gt; commit;</text:p>
      <text:p text:style-name="Literal"/>
      <text:p text:style-name="Literal">Commit complete.</text:p>
      <text:p text:style-name="Standard"/>
      <text:p text:style-name="Standard">In the sequence of steps above, department 40 is confirmed to have no employees. <text:s/>SMITH adds two new employees to the department and transfers 2 existing employees . <text:s/>The transaction is commited. <text:s/>However, something went wrong.</text:p>
      <text:p text:style-name="Standard"/>
      <text:p text:style-name="Literal">SQL&gt; </text:p>
      <text:p text:style-name="Literal">SQL&gt; select id eid, empno, ename, job, dept_id did, dept_nk1 dept,</text:p>
      <text:p text:style-name="Literal"><text:s text:c="2"/>2 <text:s/><text:tab/> <text:s text:c="3"/>aud_beg_usr, aud_beg_dtm</text:p>
      <text:p text:style-name="Literal"><text:s text:c="2"/>3 <text:s text:c="2"/>from emp_act where dept_nk1 = 40;</text:p>
      <text:p text:style-name="Literal"/>
      <text:p text:style-name="Literal">EID EMPNO ENAME <text:s text:c="3"/>JOB <text:s text:c="6"/>DID DEPT AUD_BEG AUD_BEG_D</text:p>
      <text:p text:style-name="Literal">--- ----- -------- --------- --- ---- ------- ---------</text:p>
      <text:p text:style-name="Literal"><text:s/>18 <text:s/>7902 FORD <text:s text:c="4"/>ANALYST <text:s text:c="4"/>4 <text:s text:c="2"/>40 SMITH <text:s text:c="2"/>18-APR-12</text:p>
      <text:p text:style-name="Literal"><text:s/>20 <text:s/>7788 SCOTT <text:s text:c="3"/>ANALYST <text:s text:c="4"/>4 <text:s text:c="2"/>40 SMITH <text:s text:c="2"/>18-APR-12</text:p>
      <text:p text:style-name="Literal"><text:s/>23 <text:s/>8156 MCMURRY <text:s/>MANAGER <text:s text:c="4"/>4 <text:s text:c="2"/>40 SMITH <text:s text:c="2"/>18-APR-12</text:p>
      <text:p text:style-name="Literal"><text:s/>24 <text:s/>8157 WALKER <text:s text:c="2"/>ANALYST <text:s text:c="4"/>4 <text:s text:c="2"/>40 SMITH <text:s text:c="2"/>18-APR-12</text:p>
      <text:p text:style-name="Literal"/>
      <text:p text:style-name="Literal">4 rows selected.</text:p>
      <text:p text:style-name="Standard"/>
      <text:p text:style-name="Standard">In the department listng above, FORD has been mistakenly transfered to department 40. <text:s/>MILLER <text:soft-page-break/>will use the POP procedure to undo the "committed" error and re-transfer the correct employee.</text:p>
      <text:p text:style-name="Standard"/>
      <text:p text:style-name="Literal">SQL&gt; </text:p>
      <text:p text:style-name="Literal">SQL&gt; execute util.set_usr('MILLER');</text:p>
      <text:p text:style-name="Literal"/>
      <text:p text:style-name="Literal">PL/SQL procedure successfully completed.</text:p>
      <text:p text:style-name="Literal"/>
      <text:p text:style-name="Literal">SQL&gt; </text:p>
      <text:p text:style-name="Literal">SQL&gt; select emp_id eid, empno, ename, dept_id did,</text:p>
      <text:p text:style-name="Literal"><text:s text:c="2"/>2 <text:s/><text:tab/> <text:s text:c="3"/>aud_beg_usr, aud_beg_dtm, aud_end_usr, aud_end_dtm</text:p>
      <text:p text:style-name="Literal"><text:s text:c="2"/>3 <text:s text:c="2"/>from emp_hist where empno = 7902;</text:p>
      <text:p text:style-name="Literal"/>
      <text:p text:style-name="Literal">EID EMPNO ENAME <text:s text:c="3"/>DID AUD_BEG AUD_BEG_D AUD_END AUD_END_D</text:p>
      <text:p text:style-name="Literal">--- ----- -------- --- ------- --------- ------- ---------</text:p>
      <text:p text:style-name="Literal"><text:s/>18 <text:s/>7902 FORD <text:s text:c="6"/>2 SMITH <text:s text:c="2"/>02-DEC-81 SMITH <text:s text:c="2"/>18-APR-12</text:p>
      <text:p text:style-name="Literal"/>
      <text:p text:style-name="Literal">1 row selected.</text:p>
      <text:p text:style-name="Literal"/>
      <text:p text:style-name="Literal">SQL&gt; </text:p>
      <text:p text:style-name="Literal">SQL&gt; -- Undo the transfer of FORD to the Operations Department</text:p>
      <text:p text:style-name="Literal">SQL&gt; declare</text:p>
      <text:p text:style-name="Literal"><text:s text:c="2"/>2 <text:s/><text:tab/>emp_id<text:tab/>number;</text:p>
      <text:p text:style-name="Literal"><text:s text:c="2"/>3 <text:s/>begin</text:p>
      <text:p text:style-name="Literal"><text:s text:c="2"/>4 <text:s/><text:tab/>select id into emp_id from emp_act where empno = 7902;</text:p>
      <text:p text:style-name="Literal"><text:s text:c="2"/>5 <text:s/><text:tab/>emp_pop.at_server(emp_id);</text:p>
      <text:p text:style-name="Literal"><text:s text:c="2"/>6 <text:s/>end;</text:p>
      <text:p text:style-name="Literal"><text:s text:c="2"/>7 <text:s/>/</text:p>
      <text:p text:style-name="Literal"/>
      <text:p text:style-name="Literal">PL/SQL procedure successfully completed.</text:p>
      <text:p text:style-name="Literal"/>
      <text:p text:style-name="Literal">SQL&gt; </text:p>
      <text:p text:style-name="Literal">SQL&gt; -- Transfer a clerk JAMES to the Operations Department</text:p>
      <text:p text:style-name="Literal">SQL&gt; update emp_act</text:p>
      <text:p text:style-name="Literal"><text:s text:c="2"/>2 <text:s text:c="3"/>set <text:s/>dept_nk1<text:tab/>= 40</text:p>
      <text:p text:style-name="Literal"><text:s text:c="2"/>3 <text:s/><text:tab/> <text:s text:c="2"/>,mgr_emp_nk1 = 8156</text:p>
      <text:p text:style-name="Literal"><text:s text:c="2"/>4 <text:s text:c="2"/>where empno = 7900;</text:p>
      <text:p text:style-name="Literal"/>
      <text:p text:style-name="Literal">1 row updated.</text:p>
      <text:p text:style-name="Literal"/>
      <text:p text:style-name="Literal">SQL&gt; </text:p>
      <text:p text:style-name="Literal">SQL&gt; select id eid, empno, ename, job, dept_id did, dept_nk1 dept,</text:p>
      <text:p text:style-name="Literal"><text:s text:c="2"/>2 <text:s/><text:tab/> <text:s text:c="3"/>aud_beg_usr, aud_beg_dtm</text:p>
      <text:p text:style-name="Literal"><text:s text:c="2"/>3 <text:s text:c="2"/>from emp_act where dept_nk1 = 40 or empno = 7902;</text:p>
      <text:p text:style-name="Literal"/>
      <text:p text:style-name="Literal">EID EMPNO ENAME <text:s text:c="3"/>JOB <text:s text:c="6"/>DID DEPT AUD_BEG AUD_BEG_D</text:p>
      <text:p text:style-name="Literal">--- ----- -------- --------- --- ---- ------- ---------</text:p>
      <text:p text:style-name="Literal"><text:s/>17 <text:s/>7900 JAMES <text:s text:c="3"/>CLERK <text:s text:c="6"/>4 <text:s text:c="2"/>40 MILLER <text:s/>18-APR-12</text:p>
      <text:p text:style-name="Literal"><text:s/>18 <text:s/>7902 FORD <text:s text:c="4"/>ANALYST <text:s text:c="4"/>2 <text:s text:c="2"/>20 SMITH <text:s text:c="2"/>01-DEC-81</text:p>
      <text:p text:style-name="Literal"><text:s/>20 <text:s/>7788 SCOTT <text:s text:c="3"/>ANALYST <text:s text:c="4"/>4 <text:s text:c="2"/>40 SMITH <text:s text:c="2"/>18-APR-12</text:p>
      <text:p text:style-name="Literal"><text:s/>23 <text:s/>8156 MCMURRY <text:s/>MANAGER <text:s text:c="4"/>4 <text:s text:c="2"/>40 SMITH <text:s text:c="2"/>18-APR-12</text:p>
      <text:p text:style-name="Literal"><text:s/>24 <text:s/>8157 WALKER <text:s text:c="2"/>ANALYST <text:s text:c="4"/>4 <text:s text:c="2"/>40 SMITH <text:s text:c="2"/>18-APR-12</text:p>
      <text:p text:style-name="Literal"/>
      <text:p text:style-name="Literal">5 rows selected.</text:p>
      <text:p text:style-name="Literal"/>
      <text:p text:style-name="Literal">SQL&gt; </text:p>
      <text:p text:style-name="Literal">SQL&gt; select emp_id eid, empno, ename, dept_id did,</text:p>
      <text:p text:style-name="Literal"><text:s text:c="2"/>2 <text:s/><text:tab/> <text:s text:c="3"/>aud_beg_usr, aud_beg_dtm, aud_end_usr, aud_end_dtm</text:p>
      <text:p text:style-name="Literal"><text:s text:c="2"/>3 <text:s text:c="2"/>from emp_hist where empno = 7902;</text:p>
      <text:p text:style-name="Literal"/>
      <text:p text:style-name="Literal">no rows selected</text:p>
      <text:p text:style-name="Literal"/>
      <text:p text:style-name="Literal">SQL&gt; </text:p>
      <text:p text:style-name="Literal">SQL&gt; commit;</text:p>
      <text:p text:style-name="Literal"/>
      <text:p text:style-name="Literal">Commit complete.</text:p>
      <text:p text:style-name="Standard"/>
      <text:p text:style-name="Standard">In the first query above, FORD's history record is displayed, showing that he was in DEPT_ID 2. <text:s/>MILLER uses the EMP_POP.AT_SERVER procedures to "undo" the last DML on FORD's employment record. <text:s/>Then, MILLER correctly transfers JAMES to department 40 (DEPT_ID 4). <text:s/>Notice that the EMP_ACT record for FORD in the last query shows the original AUD_BEG_DTM of December 1<text:span text:style-name="T2">st</text:span>, 1981. <text:s/>Even though the EMP_ACT and EMP_HIST tables dont' show any record of the POP occuring, the POP was recorded in the EMP_PDAT table.</text:p>
      <text:p text:style-name="Standard"><text:soft-page-break/></text:p>
      <text:p text:style-name="Literal">SQL&gt; </text:p>
      <text:p text:style-name="Literal">SQL&gt; select emp_id eid, pop_dml, pop_usr, pop_dtm, empno, ename,</text:p>
      <text:p text:style-name="Literal"><text:s text:c="2"/>2 <text:s/><text:tab/> <text:s text:c="3"/>aud_beg_usr, aud_beg_dtm, aud_prev_beg_usr, aud_prev_beg_dtm</text:p>
      <text:p text:style-name="Literal"><text:s text:c="2"/>3 <text:s text:c="2"/>from emp_pdat;</text:p>
      <text:p text:style-name="Literal"/>
      <text:p text:style-name="Literal">EID POP_DM POP_USR POP_DTM <text:s text:c="2"/>EMPNO ENAME <text:s text:c="3"/>AUD_BEG AUD_BEG_D AUD_PRE AUD_PREV_</text:p>
      <text:p text:style-name="Literal">--- ------ ------- --------- ----- -------- ------- --------- ------- ---------</text:p>
      <text:p text:style-name="Literal"><text:s/>18 UPDATE MILLER <text:s/>18-APR-12 <text:s/>7902 FORD <text:s text:c="4"/>SMITH <text:s text:c="2"/>18-APR-12 SMITH <text:s text:c="2"/>01-DEC-81</text:p>
      <text:p text:style-name="Literal"/>
      <text:p text:style-name="Literal">1 row selected.</text:p>
      <text:p text:style-name="Standard"/>
      <text:p text:style-name="Standard">The query above shows that MILLER "popped" an UPDATE statement on FORD's employment record (ID 18) that was performed by SMITH on April 12<text:span text:style-name="T2">th</text:span>, 2012. <text:s/>Note that the AUD_PREV_BEG_USR of SMITH is the value restored to the AUD_BEG_USR in the EMP_ACT record. <text:s/>Also note that the AUD_PREV_BEG_DTM of December 1<text:span text:style-name="T2">st</text:span>, 1981 is the value restored to the AUD_BEG_DTM in the EMP_ACT record. <text:s/>These values, along with the ID from the original EMP_ACT record, can be used to trace the audit trail back to the original EMP_ACT or EMP_HIST records, regardless of how many times a record is "popped".</text:p>
      <text:p text:style-name="Standard"/>
      <text:h text:style-name="Heading_20_1" text:outline-level="1">Exercise #5: All Instances View</text:h>
      <text:h text:style-name="Heading_20_3" text:outline-level="3">Command Line:</text:h>
      <text:p text:style-name="Literal">sqlplus /nolog @e5</text:p>
      <text:p text:style-name="Standard"/>
      <text:p text:style-name="P2">Exercise #5 modifies the database. <text:s/>The "drop_demo_users.sql", "create_demo_users.sql", and "e1.sql" scripts must be used to reset the database before re-running this exercise.</text:p>
      <text:p text:style-name="P2"/>
      <text:p text:style-name="Standard">Each record that was originally created in the EMP table is tracked through all the DML performed on it (including the use of the POP procedure). <text:s/>The original record is tracked via the ID it was originally assigned in the EMP table. <text:s/>In the EMP table, each record represents an instance of employment.</text:p>
      <text:p text:style-name="Standard"/>
      <text:p text:style-name="Literal">SQL&gt; </text:p>
      <text:p text:style-name="Literal">SQL&gt; select empno, ename, id eid, stat, dept_id did,</text:p>
      <text:p text:style-name="Literal"><text:s text:c="2"/>2 <text:s/><text:tab/> <text:s text:c="3"/>aud_beg_usr, aud_beg_dtm, aud_end_usr, aud_end_dtm</text:p>
      <text:p text:style-name="Literal"><text:s text:c="2"/>3 <text:s text:c="2"/>from emp_all order by empno, id;</text:p>
      <text:p text:style-name="Literal"/>
      <text:p text:style-name="Literal">EMPNO ENAME <text:s text:c="3"/>EID STAT DID AUD_BEG_ AUD_BEG_D AUD_END_ AUD_END_D</text:p>
      <text:p text:style-name="Literal">----- -------- --- ---- --- -------- --------- -------- ---------</text:p>
      <text:p text:style-name="Literal"><text:s/>7301 ELLISON <text:s text:c="3"/>1 HIST <text:s text:c="2"/>1 DAVIS <text:s text:c="3"/>30-OCT-80 THOMPSON 30-JUN-81</text:p>
      <text:p text:style-name="Literal"><text:s/>7344 DAVIS <text:s text:c="5"/>2 HIST <text:s text:c="2"/>1 SMITH <text:s text:c="3"/>28-NOV-81 SMITH <text:s text:c="3"/>10-DEC-81</text:p>
      <text:p text:style-name="Literal"><text:s/>7369 SMITH <text:s text:c="5"/>3 ACT <text:s text:c="3"/>2 SMITH <text:s text:c="3"/>28-FEB-83</text:p>
      <text:p text:style-name="Literal"><text:s/>7499 ALLEN <text:s text:c="5"/>4 ACT <text:s text:c="3"/>3 THOMPSON 14-MAY-81</text:p>
      <text:p text:style-name="Literal"><text:s/>7521 WARD <text:s text:c="6"/>5 ACT <text:s text:c="3"/>3 THOMPSON 14-MAY-81</text:p>
      <text:p text:style-name="Literal"><text:s/>7566 JONES <text:s text:c="5"/>6 ACT <text:s text:c="3"/>2 SMITH <text:s text:c="3"/>30-NOV-81</text:p>
      <text:p text:style-name="Literal"><text:s/>7654 MARTIN <text:s text:c="4"/>7 HIST <text:s text:c="2"/>3 THOMPSON 18-APR-81 THOMPSON 14-MAY-81</text:p>
      <text:p text:style-name="Literal"><text:s/>7654 MARTIN <text:s text:c="3"/>14 ACT <text:s text:c="3"/>3 SMITH <text:s text:c="3"/>26-SEP-81</text:p>
      <text:p text:style-name="Literal"><text:s/>7698 BLAKE <text:s text:c="5"/>8 ACT <text:s text:c="3"/>3 SMITH <text:s text:c="3"/>28-NOV-81</text:p>
      <text:p text:style-name="Literal"><text:s/>7782 CLARK <text:s text:c="5"/>9 ACT <text:s text:c="3"/>1 SMITH <text:s text:c="3"/>01-DEC-81</text:p>
      <text:p text:style-name="Literal"><text:s/>7788 SCOTT <text:s text:c="4"/>10 HIST <text:s text:c="2"/>2 THOMPSON 10-JUN-81 JAMES <text:s text:c="3"/>07-MAR-82</text:p>
      <text:p text:style-name="Literal"><text:s/>7788 SCOTT <text:s text:c="4"/>20 ACT <text:s text:c="3"/>4 SMITH <text:s text:c="3"/>18-APR-12</text:p>
      <text:p text:style-name="Literal"><text:s/>7839 KING <text:s text:c="5"/>11 HIST <text:s text:c="2"/>1 THOMPSON 14-JUN-81 SMITH <text:s text:c="3"/>29-AUG-81</text:p>
      <text:p text:style-name="Literal"><text:s/>7839 KING <text:s text:c="5"/>15 ACT <text:s text:c="3"/>1 SMITH <text:s text:c="3"/>15-NOV-81</text:p>
      <text:p text:style-name="Literal"><text:s/>7840 LANE <text:s text:c="5"/>12 HIST <text:s text:c="2"/>1 THOMPSON 15-AUG-81 SMITH <text:s text:c="3"/>28-NOV-81</text:p>
      <text:p text:style-name="Literal"><text:s/>7844 TURNER <text:s text:c="3"/>13 ACT <text:s text:c="3"/>3 SMITH <text:s text:c="3"/>09-SEP-81</text:p>
      <text:p text:style-name="Literal"><text:s/>7876 ADAMS <text:s text:c="4"/>16 HIST <text:s text:c="2"/>2 SMITH <text:s text:c="3"/>24-NOV-81 JAMES <text:s text:c="3"/>15-JUN-82</text:p>
      <text:p text:style-name="Literal"><text:s/>7876 ADAMS <text:s text:c="4"/>21 ACT <text:s text:c="3"/>2 SMITH <text:s text:c="3"/>09-JAN-83</text:p>
      <text:p text:style-name="Literal"><text:s/>7900 JAMES <text:s text:c="4"/>17 ACT <text:s text:c="3"/>4 MILLER <text:s text:c="2"/>18-APR-12</text:p>
      <text:p text:style-name="Literal"><text:s/>7902 FORD <text:s text:c="5"/>18 ACT <text:s text:c="3"/>2 SMITH <text:s text:c="3"/>02-DEC-81</text:p>
      <text:p text:style-name="Literal"><text:s/>7934 MILLER <text:s text:c="3"/>19 ACT <text:s text:c="3"/>1 JAMES <text:s text:c="3"/>22-JAN-82</text:p>
      <text:p text:style-name="Literal"><text:s/>8156 MCMURRY <text:s text:c="2"/>23 ACT <text:s text:c="3"/>4 SMITH <text:s text:c="3"/>18-APR-12</text:p>
      <text:p text:style-name="Literal"><text:soft-page-break/><text:s/>8157 WALKER <text:s text:c="3"/>24 ACT <text:s text:c="3"/>4 SMITH <text:s text:c="3"/>18-APR-12</text:p>
      <text:p text:style-name="Literal"/>
      <text:p text:style-name="Literal">23 rows selected.</text:p>
      <text:p text:style-name="Standard"/>
      <text:p text:style-name="Standard">In the EMP_ALL query above, EMPNO 7654 MARTIN has 2 instances of employment. <text:s/>The first instance was last modified/entered on April 18<text:span text:style-name="T2">th</text:span>, 1981 and deleted on May 14<text:span text:style-name="T2">th</text:span>, 1981 as captured by EMP ID 7. <text:s/>Later, MARTIN returned to the company, maintained the same EMPNO, but received a new instance of employment as captured by EMP ID 14. <text:s/>The STAT data shows that EMP ID is "ACT" or active, so MARTIN is still employed on this, the second instance of employment. <text:s/>In the example below, SMITH will be retired from the company by deleting the current employment instance from EMP_ACT.</text:p>
      <text:p text:style-name="Standard"/>
      <text:p text:style-name="Literal">SQL&gt; </text:p>
      <text:p text:style-name="Literal">SQL&gt; execute util.set_usr('MILLER');</text:p>
      <text:p text:style-name="Literal"/>
      <text:p text:style-name="Literal">PL/SQL procedure successfully completed.</text:p>
      <text:p text:style-name="Literal"/>
      <text:p text:style-name="Literal">SQL&gt; </text:p>
      <text:p text:style-name="Literal">SQL&gt; -- SMITH retires today</text:p>
      <text:p text:style-name="Literal">SQL&gt; delete from emp_act</text:p>
      <text:p text:style-name="Literal"><text:s text:c="2"/>2 <text:s text:c="2"/>where empno = 7369;</text:p>
      <text:p text:style-name="Literal"/>
      <text:p text:style-name="Literal">1 row deleted.</text:p>
      <text:p text:style-name="Literal"/>
      <text:p text:style-name="Literal">SQL&gt; </text:p>
      <text:p text:style-name="Literal">SQL&gt; select empno, ename, id eid, stat, dept_id did,</text:p>
      <text:p text:style-name="Literal"><text:s text:c="2"/>2 <text:s/><text:tab/> <text:s text:c="3"/>aud_beg_usr, aud_beg_dtm, aud_end_usr, aud_end_dtm</text:p>
      <text:p text:style-name="Literal"><text:s text:c="2"/>3 <text:s text:c="2"/>from emp_all order by empno, id;</text:p>
      <text:p text:style-name="Literal"/>
      <text:p text:style-name="Literal">EMPNO ENAME <text:s text:c="3"/>EID STAT DID AUD_BEG_ AUD_BEG_D AUD_END_ AUD_END_D</text:p>
      <text:p text:style-name="Literal">----- -------- --- ---- --- -------- --------- -------- ---------</text:p>
      <text:p text:style-name="Literal"><text:s/>7301 ELLISON <text:s text:c="3"/>1 HIST <text:s text:c="2"/>1 DAVIS <text:s text:c="3"/>30-OCT-80 THOMPSON 30-JUN-81</text:p>
      <text:p text:style-name="Literal"><text:s/>7344 DAVIS <text:s text:c="5"/>2 HIST <text:s text:c="2"/>1 SMITH <text:s text:c="3"/>28-NOV-81 SMITH <text:s text:c="3"/>10-DEC-81</text:p>
      <text:p text:style-name="Literal"><text:s/>7369 SMITH <text:s text:c="5"/>3 HIST <text:s text:c="2"/>2 SMITH <text:s text:c="3"/>28-FEB-83 MILLER <text:s text:c="2"/>18-APR-12</text:p>
      <text:p text:style-name="Literal"><text:s/>7499 ALLEN <text:s text:c="5"/>4 ACT <text:s text:c="3"/>3 THOMPSON 14-MAY-81</text:p>
      <text:p text:style-name="Literal"><text:s/>7521 WARD <text:s text:c="6"/>5 ACT <text:s text:c="3"/>3 THOMPSON 14-MAY-81</text:p>
      <text:p text:style-name="Literal"><text:s/>7566 JONES <text:s text:c="5"/>6 ACT <text:s text:c="3"/>2 SMITH <text:s text:c="3"/>30-NOV-81</text:p>
      <text:p text:style-name="Literal"><text:s/>7654 MARTIN <text:s text:c="4"/>7 HIST <text:s text:c="2"/>3 THOMPSON 18-APR-81 THOMPSON 14-MAY-81</text:p>
      <text:p text:style-name="Literal"><text:s/>7654 MARTIN <text:s text:c="3"/>14 ACT <text:s text:c="3"/>3 SMITH <text:s text:c="3"/>26-SEP-81</text:p>
      <text:p text:style-name="Literal"><text:s/>7698 BLAKE <text:s text:c="5"/>8 ACT <text:s text:c="3"/>3 SMITH <text:s text:c="3"/>28-NOV-81</text:p>
      <text:p text:style-name="Literal"><text:s/>7782 CLARK <text:s text:c="5"/>9 ACT <text:s text:c="3"/>1 SMITH <text:s text:c="3"/>01-DEC-81</text:p>
      <text:p text:style-name="Literal"><text:s/>7788 SCOTT <text:s text:c="4"/>10 HIST <text:s text:c="2"/>2 THOMPSON 10-JUN-81 JAMES <text:s text:c="3"/>07-MAR-82</text:p>
      <text:p text:style-name="Literal"><text:s/>7788 SCOTT <text:s text:c="4"/>20 ACT <text:s text:c="3"/>4 SMITH <text:s text:c="3"/>18-APR-12</text:p>
      <text:p text:style-name="Literal"><text:s/>7839 KING <text:s text:c="5"/>11 HIST <text:s text:c="2"/>1 THOMPSON 14-JUN-81 SMITH <text:s text:c="3"/>29-AUG-81</text:p>
      <text:p text:style-name="Literal"><text:s/>7839 KING <text:s text:c="5"/>15 ACT <text:s text:c="3"/>1 SMITH <text:s text:c="3"/>15-NOV-81</text:p>
      <text:p text:style-name="Literal"><text:s/>7840 LANE <text:s text:c="5"/>12 HIST <text:s text:c="2"/>1 THOMPSON 15-AUG-81 SMITH <text:s text:c="3"/>28-NOV-81</text:p>
      <text:p text:style-name="Literal"><text:s/>7844 TURNER <text:s text:c="3"/>13 ACT <text:s text:c="3"/>3 SMITH <text:s text:c="3"/>09-SEP-81</text:p>
      <text:p text:style-name="Literal"><text:s/>7876 ADAMS <text:s text:c="4"/>16 HIST <text:s text:c="2"/>2 SMITH <text:s text:c="3"/>24-NOV-81 JAMES <text:s text:c="3"/>15-JUN-82</text:p>
      <text:p text:style-name="Literal"><text:s/>7876 ADAMS <text:s text:c="4"/>21 ACT <text:s text:c="3"/>2 SMITH <text:s text:c="3"/>09-JAN-83</text:p>
      <text:p text:style-name="Literal"><text:s/>7900 JAMES <text:s text:c="4"/>17 ACT <text:s text:c="3"/>4 MILLER <text:s text:c="2"/>18-APR-12</text:p>
      <text:p text:style-name="Literal"><text:s/>7902 FORD <text:s text:c="5"/>18 ACT <text:s text:c="3"/>2 SMITH <text:s text:c="3"/>02-DEC-81</text:p>
      <text:p text:style-name="Literal"><text:s/>7934 MILLER <text:s text:c="3"/>19 ACT <text:s text:c="3"/>1 JAMES <text:s text:c="3"/>22-JAN-82</text:p>
      <text:p text:style-name="Literal"><text:s/>8156 MCMURRY <text:s text:c="2"/>23 ACT <text:s text:c="3"/>4 SMITH <text:s text:c="3"/>18-APR-12</text:p>
      <text:p text:style-name="Literal"><text:s/>8157 WALKER <text:s text:c="3"/>24 ACT <text:s text:c="3"/>4 SMITH <text:s text:c="3"/>18-APR-12</text:p>
      <text:p text:style-name="Literal"/>
      <text:p text:style-name="Literal">23 rows selected.</text:p>
      <text:p text:style-name="Literal"/>
      <text:p text:style-name="Literal">SQL&gt; </text:p>
      <text:p text:style-name="Literal">SQL&gt; select empno, ename, id eid, dept_id did, aud_beg_usr, aud_beg_dtm</text:p>
      <text:p text:style-name="Literal"><text:s text:c="2"/>2 <text:s text:c="3"/>from emp_act where empno = 7369;</text:p>
      <text:p text:style-name="Literal"/>
      <text:p text:style-name="Literal">no rows selected</text:p>
      <text:p text:style-name="Literal"/>
      <text:p text:style-name="Literal">SQL&gt; </text:p>
      <text:p text:style-name="Literal">SQL&gt; select empno, ename, emp_id eid, last_active, dept_id did,</text:p>
      <text:p text:style-name="Literal"><text:s text:c="2"/>2 <text:s/><text:tab/> <text:s text:c="3"/>aud_beg_usr, aud_beg_dtm, aud_end_usr, aud_end_dtm</text:p>
      <text:p text:style-name="Literal"><text:s text:c="2"/>3 <text:s text:c="3"/>from emp_hist where empno = 7369 order by aud_beg_dtm;</text:p>
      <text:p text:style-name="Literal"/>
      <text:p text:style-name="Literal">EMPNO ENAME <text:s text:c="3"/>EID LAST MGR_EMP_ID DID AUD_BEG_ AUD_BEG_D AUD_END_ AUD_END_D</text:p>
      <text:p text:style-name="Literal">----- -------- --- ---- ---------- --- -------- --------- -------- ---------</text:p>
      <text:p text:style-name="Literal"><text:s/>7369 THOMPSON <text:s text:c="2"/>3 <text:s text:c="14"/>1 <text:s text:c="2"/>1 DAVIS <text:s text:c="3"/>15-DEC-80 THOMPSON 25-JUN-81</text:p>
      <text:p text:style-name="Literal"><text:s/>7369 THOMPSON <text:s text:c="2"/>3 <text:s text:c="13"/>11 <text:s text:c="2"/>1 THOMPSON 25-JUN-81 SMITH <text:s text:c="3"/>21-AUG-81</text:p>
      <text:p text:style-name="Literal"><text:soft-page-break/><text:s/>7369 SMITH <text:s text:c="5"/>3 <text:s text:c="13"/>12 <text:s text:c="2"/>1 SMITH <text:s text:c="3"/>21-AUG-81 SMITH <text:s text:c="3"/>01-DEC-81</text:p>
      <text:p text:style-name="Literal"><text:s/>7369 SMITH <text:s text:c="5"/>3 <text:s text:c="13"/>15 <text:s text:c="2"/>1 SMITH <text:s text:c="3"/>01-DEC-81 SMITH <text:s text:c="3"/>26-FEB-83</text:p>
      <text:p text:style-name="Literal"><text:s/>7369 SMITH <text:s text:c="5"/>3 Y <text:s text:c="11"/>18 <text:s text:c="2"/>2 SMITH <text:s text:c="3"/>26-FEB-83 MILLER <text:s text:c="2"/>18-APR-12</text:p>
      <text:p text:style-name="Literal"/>
      <text:p text:style-name="Literal">5 rows selected.</text:p>
      <text:p text:style-name="Literal"/>
      <text:p text:style-name="Literal">SQL&gt; </text:p>
      <text:p text:style-name="Literal">SQL&gt; commit;</text:p>
      <text:p text:style-name="Literal"/>
      <text:p text:style-name="Literal">Commit complete.</text:p>
      <text:p text:style-name="Standard"/>
      <text:p text:style-name="Standard">Notice that the STAT of SMITH (EMP ID 3) has changed from ACT to HIST. <text:s/>This shows that EMP ID 3 is no longer an active instance of employment (no longer in EMP_ACT), which is confirmed by the EMP_ACT query. <text:s/>The last query shows that only 1 record, the last record, has a "Y" for LAST_ACTIVE. <text:s/>When the delete was performed on EMP_ACT, this flag was set to recognize there are no more active view records for this entity. <text:s/>Though EMP_ACT has many records for EID 3, the EMP_ALL view only returns the last active record.</text:p>
      <text:p text:style-name="Standard"/>
      <text:h text:style-name="Heading_20_1" text:outline-level="1">Exercise #6: Transportable ASOF Data</text:h>
      <text:h text:style-name="Heading_20_3" text:outline-level="3">Command Line:</text:h>
      <text:p text:style-name="Literal">sqlplus /nolog @e6</text:p>
      <text:p text:style-name="Standard"/>
      <text:p text:style-name="P2">Exercise #6 modifies the database. <text:s/>The "drop_demo_users.sql", "create_demo_users.sql", "e1.sql", and "e5.sql" scripts must be used to reset the database before re-running this exercise.</text:p>
      <text:p text:style-name="P2"/>
      <text:p text:style-name="Standard">Oracle has a mechanism that will hold rollback entries (prevent them from being re-used) for use by "flashback" queries to provide data as it was at some previous point in time. <text:s/>Because flashback query used the rollback segments, transporting this flashback query data has limitations. <text:s/>DTGen provides a schema based approach to flashback query. <text:s/>This schema based data is more easily transported to different databases and servers than rollback segment data. <text:s/>The loading of data for this demonstration is a transport of ASOF data to this schema instance. <text:s/>Using native flashback query would have required rebuilding Oracle's rollback segment data. <text:s/>Additionally, the data in this exercise was not created perfectly, i.e. It was edited during the production process. <text:s/>It is impossible to edit any historical mistakes in the rollback segments.</text:p>
      <text:p text:style-name="Standard"/>
      <text:p text:style-name="Literal">Login to dtgen_db_demo</text:p>
      <text:p text:style-name="Literal">Connected.</text:p>
      <text:p text:style-name="Literal">SQL&gt; </text:p>
      <text:p text:style-name="Literal">SQL&gt; REM Export the 4 tables</text:p>
      <text:p text:style-name="Literal">SQL&gt; REM</text:p>
      <text:p text:style-name="Literal">SQL&gt; host exp &amp;DB_NAME./&amp;DB_PASS. LOG=e6_exp.log FILE=e6.dmp TABLES=dept,dept_aud,emp,emp_hist</text:p>
      <text:p text:style-name="Standard"/>
      <text:p text:style-name="Standard">In this exercise, the "original" export and import utilities will be used. <text:s/>Oracle recommends the use of the data pump versions of export and import. <text:s/>However, the data pump versions require the database kernel to write and read O/S files, which require directory and file setup in the kernel (data dictionary). <text:s/>Alternatively, the original export and import utilities operate as database clients on behalf of the O/S user and do not require this special kernel configuration to execute. <text:s/>Though they are not used in this exercise, the data pump version of these ultilities is preferred.</text:p>
      <text:p text:style-name="Standard"/>
      <text:p text:style-name="Literal">Connected to: Oracle Database 10g Express Edition Release 10.2.0.1.0 - Production</text:p>
      <text:p text:style-name="Literal">Export done in WE8MSWIN1252 character set and AL16UTF16 NCHAR character set</text:p>
      <text:p text:style-name="Literal"/>
      <text:p text:style-name="Literal">About to export specified tables via Conventional Path ...</text:p>
      <text:p text:style-name="Literal">. . exporting table <text:s text:c="26"/>DEPT <text:s text:c="9"/>4 rows exported</text:p>
      <text:p text:style-name="Literal"><text:soft-page-break/>. . exporting table <text:s text:c="22"/>DEPT_AUD <text:s text:c="9"/>2 rows exported</text:p>
      <text:p text:style-name="Literal">. . exporting table <text:s text:c="27"/>EMP <text:s text:c="8"/>13 rows exported</text:p>
      <text:p text:style-name="Literal">. . exporting table <text:s text:c="22"/>EMP_HIST <text:s text:c="8"/>26 rows exported</text:p>
      <text:p text:style-name="Literal">Export terminated successfully without warnings.</text:p>
      <text:p text:style-name="Standard"/>
      <text:p text:style-name="Standard">The output listing above is from the "e6_exp.log" LOG file created by the export. <text:s/>It shows a successfull export of the 4 main data tables from the database to the local "e6.dmp" export file.</text:p>
      <text:p text:style-name="Standard"/>
      <text:p text:style-name="Literal">SQL&gt; REM <text:s/>These constraints are only used to assist Data Dictionary Queries</text:p>
      <text:p text:style-name="Literal">SQL&gt; REM <text:s/>Since they were created, these constraints were never enabled</text:p>
      <text:p text:style-name="Literal">SQL&gt; REM</text:p>
      <text:p text:style-name="Literal">SQL&gt; alter view emp_act <text:s/>drop constraint emp_act_fk1;</text:p>
      <text:p text:style-name="Literal"/>
      <text:p text:style-name="Literal">View altered.</text:p>
      <text:p text:style-name="Literal"/>
      <text:p text:style-name="Literal">SQL&gt; alter view emp_act <text:s/>drop constraint emp_act_fk2;</text:p>
      <text:p text:style-name="Literal"/>
      <text:p text:style-name="Literal">View altered.</text:p>
      <text:p text:style-name="Literal"/>
      <text:p text:style-name="Literal">SQL&gt; alter view emp_l<text:tab/> drop constraint emp_l_fk1;</text:p>
      <text:p text:style-name="Literal"/>
      <text:p text:style-name="Literal">View altered.</text:p>
      <text:p text:style-name="Literal"/>
      <text:p text:style-name="Literal">SQL&gt; alter view emp_l<text:tab/> drop constraint emp_l_fk2;</text:p>
      <text:p text:style-name="Literal"/>
      <text:p text:style-name="Literal">View altered.</text:p>
      <text:p text:style-name="Literal"/>
      <text:p text:style-name="Literal">SQL&gt; alter view emp_all <text:s/>drop constraint emp_all_fk1;</text:p>
      <text:p text:style-name="Literal"/>
      <text:p text:style-name="Literal">View altered.</text:p>
      <text:p text:style-name="Literal"/>
      <text:p text:style-name="Literal">SQL&gt; alter view emp_all <text:s/>drop constraint emp_all_fk2;</text:p>
      <text:p text:style-name="Literal"/>
      <text:p text:style-name="Literal">View altered.</text:p>
      <text:p text:style-name="Literal"/>
      <text:p text:style-name="Literal">SQL&gt; alter view emp_f<text:tab/> drop constraint emp_f_fk1;</text:p>
      <text:p text:style-name="Literal"/>
      <text:p text:style-name="Literal">View altered.</text:p>
      <text:p text:style-name="Literal"/>
      <text:p text:style-name="Literal">SQL&gt; alter view emp_f<text:tab/> drop constraint emp_f_fk2;</text:p>
      <text:p text:style-name="Literal"/>
      <text:p text:style-name="Literal">View altered.</text:p>
      <text:p text:style-name="Literal"/>
      <text:p text:style-name="Literal">SQL&gt; alter view emp_asof drop constraint emp_asof_fk1;</text:p>
      <text:p text:style-name="Literal"/>
      <text:p text:style-name="Literal">View altered.</text:p>
      <text:p text:style-name="Literal"/>
      <text:p text:style-name="Literal">SQL&gt; alter view emp_asof drop constraint emp_asof_fk2;</text:p>
      <text:p text:style-name="Literal"/>
      <text:p text:style-name="Literal">View altered.</text:p>
      <text:p text:style-name="Standard"/>
      <text:p text:style-name="Standard">The constraints listed above must be removed before the 4 tables can be dropped.</text:p>
      <text:p text:style-name="Standard"/>
      <text:p text:style-name="Literal">SQL&gt; REM Drop the tables</text:p>
      <text:p text:style-name="Literal">SQL&gt; REM</text:p>
      <text:p text:style-name="Literal">SQL&gt; drop table emp_hist;</text:p>
      <text:p text:style-name="Literal"/>
      <text:p text:style-name="Literal">Table dropped.</text:p>
      <text:p text:style-name="Literal"/>
      <text:p text:style-name="Literal">SQL&gt; drop table emp;</text:p>
      <text:p text:style-name="Literal"/>
      <text:p text:style-name="Literal">Table dropped.</text:p>
      <text:p text:style-name="Literal"/>
      <text:p text:style-name="Literal">SQL&gt; drop table dept_aud;</text:p>
      <text:p text:style-name="Literal"/>
      <text:p text:style-name="Literal">Table dropped.</text:p>
      <text:p text:style-name="Literal"/>
      <text:p text:style-name="Literal">SQL&gt; drop table dept;</text:p>
      <text:p text:style-name="Literal"/>
      <text:p text:style-name="Literal">Table dropped.</text:p>
      <text:p text:style-name="Standard"/>
      <text:p text:style-name="Standard">With the 4 tables dropped, the original ASOF data from the previous exercises no longer exists in <text:soft-page-break/>the database.</text:p>
      <text:p text:style-name="Standard"/>
      <text:p text:style-name="Literal">SQL&gt; REM Import the 4 tables</text:p>
      <text:p text:style-name="Literal">SQL&gt; REM</text:p>
      <text:p text:style-name="Literal">SQL&gt; host imp &amp;DB_NAME./&amp;DB_PASS. LOG=e6_imp.log FILE=e6.dmp</text:p>
      <text:p text:style-name="Standard"/>
      <text:p text:style-name="Standard">The import listed above re-creates the 4 tables.</text:p>
      <text:p text:style-name="Standard"/>
      <text:p text:style-name="Literal">Connected to: Oracle Database 10g Express Edition Release 10.2.0.1.0 - Production</text:p>
      <text:p text:style-name="Literal"/>
      <text:p text:style-name="Literal">Export file created by EXPORT:V10.02.01 via conventional path</text:p>
      <text:p text:style-name="Literal">import done in WE8MSWIN1252 character set and AL16UTF16 NCHAR character set</text:p>
      <text:p text:style-name="Literal">. importing DTGEN_DB_DEMO's objects into DTGEN_DB_DEMO</text:p>
      <text:p text:style-name="Literal">. importing DTGEN_DB_DEMO's objects into DTGEN_DB_DEMO</text:p>
      <text:p text:style-name="Literal">. . importing table <text:s text:c="24"/>"DEPT" <text:s text:c="9"/>4 rows imported</text:p>
      <text:p text:style-name="Literal">. . importing table <text:s text:c="20"/>"DEPT_AUD" <text:s text:c="9"/>2 rows imported</text:p>
      <text:p text:style-name="Literal">. . importing table <text:s text:c="25"/>"EMP" <text:s text:c="8"/>13 rows imported</text:p>
      <text:p text:style-name="Literal">. . importing table <text:s text:c="20"/>"EMP_HIST" <text:s text:c="8"/>26 rows imported</text:p>
      <text:p text:style-name="Literal">About to enable constraints...</text:p>
      <text:p text:style-name="Literal">Import terminated successfully without warnings.</text:p>
      <text:p text:style-name="Standard"/>
      <text:p text:style-name="Standard">The output listing above is from the "e6_imp.log" LOG file created by the export. <text:s/>It shows a successfull import of the 4 main data tables back into the database from the local "e6.dmp" export file.</text:p>
      <text:p text:style-name="Standard"/>
      <text:p text:style-name="Literal">SQL&gt; REM While not necessary in this exercise, it is important to demonstrate</text:p>
      <text:p text:style-name="Literal">SQL&gt; REM <text:s text:c="2"/>a possible method of transporting the sequence generators</text:p>
      <text:p text:style-name="Literal">SQL&gt; </text:p>
      <text:p text:style-name="Literal">SQL&gt; drop <text:s text:c="2"/>sequence dept_seq;</text:p>
      <text:p text:style-name="Literal"/>
      <text:p text:style-name="Literal">Sequence dropped.</text:p>
      <text:p text:style-name="Literal"/>
      <text:p text:style-name="Literal">SQL&gt; create sequence dept_seq;</text:p>
      <text:p text:style-name="Literal"/>
      <text:p text:style-name="Literal">Sequence created.</text:p>
      <text:p text:style-name="Literal"/>
      <text:p text:style-name="Literal">SQL&gt; declare</text:p>
      <text:p text:style-name="Literal"><text:s text:c="2"/>2 <text:s/><text:tab/>max_id<text:tab/>number;</text:p>
      <text:p text:style-name="Literal"><text:s text:c="2"/>3 <text:s/><text:tab/>junk<text:tab/>number;</text:p>
      <text:p text:style-name="Literal"><text:s text:c="2"/>4 <text:s/>begin</text:p>
      <text:p text:style-name="Literal"><text:s text:c="2"/>5 <text:s/><text:tab/>dbms_output.enable;</text:p>
      <text:p text:style-name="Literal"><text:s text:c="2"/>6 <text:s/><text:tab/>select max(id) into max_id</text:p>
      <text:p text:style-name="Literal"><text:s text:c="2"/>7 <text:s/><text:tab/>from (select max(id) id from dept</text:p>
      <text:p text:style-name="Literal"><text:s text:c="2"/>8 <text:s/><text:tab/> <text:s text:c="5"/>union</text:p>
      <text:p text:style-name="Literal"><text:s text:c="2"/>9 <text:s/><text:tab/><text:tab/> <text:s text:c="5"/>select max(dept_id) id from dept_aud</text:p>
      <text:p text:style-name="Literal"><text:s/>10 <text:s/><text:tab/><text:tab/> <text:s text:c="5"/>);</text:p>
      <text:p text:style-name="Literal"><text:s/>11 <text:s/><text:tab/>for i in 1 .. max_id</text:p>
      <text:p text:style-name="Literal"><text:s/>12 <text:s/><text:tab/>loop</text:p>
      <text:p text:style-name="Literal"><text:s/>13 <text:s/><text:tab/> <text:s text:c="2"/>select dept_seq.nextval into junk from dual;</text:p>
      <text:p text:style-name="Literal"><text:s/>14 <text:s/><text:tab/>end loop;</text:p>
      <text:p text:style-name="Literal"><text:s/>15 <text:s/><text:tab/>dbms_output.put_line('DEPT_SEQ incremented to ' || max_id);</text:p>
      <text:p text:style-name="Literal"><text:s/>16 <text:s/>end;</text:p>
      <text:p text:style-name="Literal"><text:s/>17 <text:s/>/</text:p>
      <text:p text:style-name="Literal">DEPT_SEQ incremented to 4</text:p>
      <text:p text:style-name="Literal"/>
      <text:p text:style-name="Literal">PL/SQL procedure successfully completed.</text:p>
      <text:p text:style-name="Literal"/>
      <text:p text:style-name="Literal">SQL&gt; </text:p>
      <text:p text:style-name="Literal">SQL&gt; drop <text:s text:c="2"/>sequence emp_seq;</text:p>
      <text:p text:style-name="Literal"/>
      <text:p text:style-name="Literal">Sequence dropped.</text:p>
      <text:p text:style-name="Literal"/>
      <text:p text:style-name="Literal">SQL&gt; create sequence emp_seq;</text:p>
      <text:p text:style-name="Literal"/>
      <text:p text:style-name="Literal">Sequence created.</text:p>
      <text:p text:style-name="Literal"/>
      <text:p text:style-name="Literal">SQL&gt; declare</text:p>
      <text:p text:style-name="Literal"><text:s text:c="2"/>2 <text:s/><text:tab/>max_id<text:tab/>number;</text:p>
      <text:p text:style-name="Literal"><text:s text:c="2"/>3 <text:s/><text:tab/>junk<text:tab/>number;</text:p>
      <text:p text:style-name="Literal"><text:s text:c="2"/>4 <text:s/>begin</text:p>
      <text:p text:style-name="Literal"><text:s text:c="2"/>5 <text:s/><text:tab/>dbms_output.enable;</text:p>
      <text:p text:style-name="Literal"><text:s text:c="2"/>6 <text:s/><text:tab/>select max(id) into max_id</text:p>
      <text:p text:style-name="Literal"><text:soft-page-break/><text:s text:c="2"/>7 <text:s/><text:tab/>from (select max(id) id from emp</text:p>
      <text:p text:style-name="Literal"><text:s text:c="2"/>8 <text:s/><text:tab/> <text:s text:c="5"/>union</text:p>
      <text:p text:style-name="Literal"><text:s text:c="2"/>9 <text:s/><text:tab/><text:tab/> <text:s text:c="5"/>select max(emp_id) id from emp_hist</text:p>
      <text:p text:style-name="Literal"><text:s/>10 <text:s/><text:tab/><text:tab/> <text:s text:c="5"/>);</text:p>
      <text:p text:style-name="Literal"><text:s/>11 <text:s/><text:tab/>for i in 1 .. max_id</text:p>
      <text:p text:style-name="Literal"><text:s/>12 <text:s/><text:tab/>loop</text:p>
      <text:p text:style-name="Literal"><text:s/>13 <text:s/><text:tab/> <text:s text:c="2"/>select emp_seq.nextval into junk from dual;</text:p>
      <text:p text:style-name="Literal"><text:s/>14 <text:s/><text:tab/>end loop;</text:p>
      <text:p text:style-name="Literal"><text:s/>15 <text:s/><text:tab/>dbms_output.put_line('EMP_SEQ incremented to ' || max_id);</text:p>
      <text:p text:style-name="Literal"><text:s/>16 <text:s/>end;</text:p>
      <text:p text:style-name="Literal"><text:s/>17 <text:s/>/</text:p>
      <text:p text:style-name="Literal">EMP_SEQ incremented to 21</text:p>
      <text:p text:style-name="Literal"/>
      <text:p text:style-name="Literal">PL/SQL procedure successfully completed.</text:p>
      <text:p text:style-name="Literal"/>
      <text:p text:style-name="Literal">SQL&gt; </text:p>
      <text:p text:style-name="Literal">SQL&gt; commit;</text:p>
      <text:p text:style-name="Literal"/>
      <text:p text:style-name="Literal">Commit complete.</text:p>
      <text:p text:style-name="Standard"/>
      <text:p text:style-name="Standard">A review of the "e1.sql" script will show a similar technique for creating the schema for this demonstration. <text:s/>These sequences must be considered only if data modification will continue at the new location. <text:s/>Note that this technique was not necessary for this exercise because the sequences remained unchanged through the export, table drop, and import.</text:p>
      <text:p text:style-name="Standard"/>
      <text:p text:style-name="Literal">SQL&gt; execute util.set_asof_dtm(to_timestamp('1983-01-01', 'YYYY-MM-DD'))</text:p>
      <text:p text:style-name="Literal"/>
      <text:p text:style-name="Literal">PL/SQL procedure successfully completed.</text:p>
      <text:p text:style-name="Literal"/>
      <text:p text:style-name="Literal">SQL&gt; </text:p>
      <text:p text:style-name="Literal">SQL&gt; select empno, ename, job, mgr_emp_nk1, hiredate, sal, deptno, dname, loc</text:p>
      <text:p text:style-name="Literal"><text:s text:c="2"/>2 <text:s text:c="2"/>from <text:s/>emp_asof e, dept_asof d where e.dept_id = d.id</text:p>
      <text:p text:style-name="Literal"><text:s text:c="2"/>3 <text:s text:c="2"/>order by empno;</text:p>
      <text:p text:style-name="Literal"/>
      <text:p text:style-name="Literal">EMPNO ENAME <text:s text:c="3"/>JOB <text:s text:c="6"/>MGR_EMP_NK1 HIREDATE <text:s text:c="3"/>SAL DEPTNO DNAME <text:s text:c="5"/>LOC</text:p>
      <text:p text:style-name="Literal">----- -------- --------- ----------- --------- ----- ------ ---------- --------</text:p>
      <text:p text:style-name="Literal"><text:s/>7369 SMITH <text:s text:c="3"/>CLERK <text:s text:c="11"/>7839 17-DEC-80 <text:s text:c="2"/>800 <text:s text:c="4"/>10 ACCOUNTING NEW YORK</text:p>
      <text:p text:style-name="Literal"><text:s/>7499 ALLEN <text:s text:c="3"/>SALESMAN <text:s text:c="8"/>7698 20-FEB-81 <text:s/>1600 <text:s text:c="4"/>30 SALES <text:s text:c="5"/>CHICAGO</text:p>
      <text:p text:style-name="Literal"><text:s/>7521 WARD <text:s text:c="4"/>SALESMAN <text:s text:c="8"/>7698 22-FEB-81 <text:s/>1250 <text:s text:c="4"/>30 SALES <text:s text:c="5"/>CHICAGO</text:p>
      <text:p text:style-name="Literal"><text:s/>7566 JONES <text:s text:c="3"/>MANAGER <text:s text:c="9"/>7839 02-APR-81 <text:s/>2975 <text:s text:c="4"/>20 RESEARCH <text:s text:c="2"/>DALLAS</text:p>
      <text:p text:style-name="Literal"><text:s/>7654 MARTIN <text:s text:c="2"/>SALESMAN <text:s text:c="8"/>7698 28-SEP-81 <text:s/>1250 <text:s text:c="4"/>30 SALES <text:s text:c="5"/>CHICAGO</text:p>
      <text:p text:style-name="Literal"><text:s/>7698 BLAKE <text:s text:c="3"/>MANAGER <text:s text:c="9"/>7839 01-MAY-81 <text:s/>2850 <text:s text:c="4"/>30 SALES <text:s text:c="5"/>CHICAGO</text:p>
      <text:p text:style-name="Literal"><text:s/>7782 CLARK <text:s text:c="3"/>MANAGER <text:s text:c="9"/>7839 09-JUN-81 <text:s/>2450 <text:s text:c="4"/>10 ACCOUNTING NEW YORK</text:p>
      <text:p text:style-name="Literal"><text:s/>7788 SCOTT <text:s text:c="3"/>ANALYST <text:s text:c="9"/>7566 09-DEC-82 <text:s/>3000 <text:s text:c="4"/>20 RESEARCH <text:s text:c="2"/>DALLAS</text:p>
      <text:p text:style-name="Literal"><text:s/>7839 KING <text:s text:c="4"/>PRESIDENT <text:s text:c="12"/>17-NOV-81 <text:s/>5000 <text:s text:c="4"/>10 ACCOUNTING NEW YORK</text:p>
      <text:p text:style-name="Literal"><text:s/>7844 TURNER <text:s text:c="2"/>SALESMAN <text:s text:c="8"/>7698 08-SEP-81 <text:s/>1500 <text:s text:c="4"/>30 SALES <text:s text:c="5"/>CHICAGO</text:p>
      <text:p text:style-name="Literal"><text:s/>7900 JAMES <text:s text:c="3"/>CLERK <text:s text:c="11"/>7698 03-DEC-81 <text:s text:c="2"/>950 <text:s text:c="4"/>30 SALES <text:s text:c="5"/>CHICAGO</text:p>
      <text:p text:style-name="Literal"/>
      <text:p text:style-name="Literal">EMPNO ENAME <text:s text:c="3"/>JOB <text:s text:c="6"/>MGR_EMP_NK1 HIREDATE <text:s text:c="3"/>SAL DEPTNO DNAME <text:s text:c="5"/>LOC</text:p>
      <text:p text:style-name="Literal">----- -------- --------- ----------- --------- ----- ------ ---------- --------</text:p>
      <text:p text:style-name="Literal"><text:s/>7902 FORD <text:s text:c="4"/>ANALYST <text:s text:c="9"/>7566 03-DEC-81 <text:s/>3000 <text:s text:c="4"/>20 RESEARCH <text:s text:c="2"/>DALLAS</text:p>
      <text:p text:style-name="Literal"><text:s/>7934 MILLER <text:s text:c="2"/>CLERK <text:s text:c="11"/>7782 23-JAN-82 <text:s/>1300 <text:s text:c="4"/>10 ACCOUNTING NEW YORK</text:p>
      <text:p text:style-name="Literal"/>
      <text:p text:style-name="Literal">13 rows selected.</text:p>
      <text:p text:style-name="Standard"/>
      <text:p text:style-name="Standard">The above listing is the first of several ASOF queries that are repeated from Exercise #3. <text:s/>These reports show that thie exercise successfully transported ASOF data out of and back into the databa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1" svg:font-family="'Times New Roman', 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l" style:family="paragraph">
      <style:paragraph-properties fo:margin-left="0.2402in" fo:margin-right="0.2402in" fo:text-indent="0in" style:auto-text-indent="false"/>
      <style:text-properties style:font-name="Courier New" fo:font-size="8pt" fo:language="en" fo:country="U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18H56M24S</meta:editing-duration>
    <meta:editing-cycles>194</meta:editing-cycles>
    <meta:generator>OpenOffice.org/3.3$Win32 OpenOffice.org_project/330m20$Build-9567</meta:generator>
    <dc:date>2012-04-19T21:08:12.38</dc:date>
    <dc:creator>Duane Dieterich</dc:creator>
    <meta:document-statistic meta:table-count="0" meta:image-count="0" meta:object-count="0" meta:page-count="19" meta:paragraph-count="818" meta:word-count="6556" meta:character-count="46661"/>
    <meta:user-defined meta:name="Info 1"/>
    <meta:user-defined meta:name="Info 2"/>
    <meta:user-defined meta:name="Info 3"/>
    <meta:user-defined meta:name="Info 4"/>
  </office:meta>
</office:document-meta>
</file>